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159.83mm" svg:height="90.04mm" svg:x="1082.93mm" svg:y="10.62mm">
            <loext:p draw:notify-on-update-of-ranges="test.BH1:test.BH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8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.464384" calcext:value-type="float">
            <text:p>1,464384</text:p>
          </table:table-cell>
          <table:table-cell office:value-type="float" office:value="1.422963" calcext:value-type="float">
            <text:p>1,422963</text:p>
          </table:table-cell>
          <table:table-cell office:value-type="float" office:value="1.364804" calcext:value-type="float">
            <text:p>1,364804</text:p>
          </table:table-cell>
          <table:table-cell office:value-type="float" office:value="1.380453" calcext:value-type="float">
            <text:p>1,380453</text:p>
          </table:table-cell>
          <table:table-cell office:value-type="float" office:value="1.358107" calcext:value-type="float">
            <text:p>1,358107</text:p>
          </table:table-cell>
          <table:table-cell office:value-type="float" office:value="1.291567" calcext:value-type="float">
            <text:p>1,291567</text:p>
          </table:table-cell>
          <table:table-cell office:value-type="float" office:value="1.283505" calcext:value-type="float">
            <text:p>1,283505</text:p>
          </table:table-cell>
          <table:table-cell office:value-type="float" office:value="1.200115" calcext:value-type="float">
            <text:p>1,200115</text:p>
          </table:table-cell>
          <table:table-cell office:value-type="float" office:value="1.182113" calcext:value-type="float">
            <text:p>1,182113</text:p>
          </table:table-cell>
          <table:table-cell office:value-type="float" office:value="1.212805" calcext:value-type="float">
            <text:p>1,212805</text:p>
          </table:table-cell>
          <table:table-cell office:value-type="float" office:value="1.204041" calcext:value-type="float">
            <text:p>1,204041</text:p>
          </table:table-cell>
          <table:table-cell office:value-type="float" office:value="1.108316" calcext:value-type="float">
            <text:p>1,108316</text:p>
          </table:table-cell>
          <table:table-cell office:value-type="float" office:value="1.067177" calcext:value-type="float">
            <text:p>1,067177</text:p>
          </table:table-cell>
          <table:table-cell office:value-type="float" office:value="1.131816" calcext:value-type="float">
            <text:p>1,131816</text:p>
          </table:table-cell>
          <table:table-cell office:value-type="float" office:value="1.077308" calcext:value-type="float">
            <text:p>1,077308</text:p>
          </table:table-cell>
          <table:table-cell office:value-type="float" office:value="1.106912" calcext:value-type="float">
            <text:p>1,106912</text:p>
          </table:table-cell>
          <table:table-cell office:value-type="float" office:value="1.023887" calcext:value-type="float">
            <text:p>1,023887</text:p>
          </table:table-cell>
          <table:table-cell office:value-type="float" office:value="1.023843" calcext:value-type="float">
            <text:p>1,023843</text:p>
          </table:table-cell>
          <table:table-cell office:value-type="float" office:value="0.996585" calcext:value-type="float">
            <text:p>0,996585</text:p>
          </table:table-cell>
          <table:table-cell office:value-type="float" office:value="1.022918" calcext:value-type="float">
            <text:p>1,022918</text:p>
          </table:table-cell>
          <table:table-cell office:value-type="float" office:value="0.986466" calcext:value-type="float">
            <text:p>0,986466</text:p>
          </table:table-cell>
          <table:table-cell office:value-type="float" office:value="0.976702" calcext:value-type="float">
            <text:p>0,976702</text:p>
          </table:table-cell>
          <table:table-cell office:value-type="float" office:value="0.955847" calcext:value-type="float">
            <text:p>0,955847</text:p>
          </table:table-cell>
          <table:table-cell office:value-type="float" office:value="0.951986" calcext:value-type="float">
            <text:p>0,951986</text:p>
          </table:table-cell>
          <table:table-cell office:value-type="float" office:value="0.941431" calcext:value-type="float">
            <text:p>0,941431</text:p>
          </table:table-cell>
          <table:table-cell office:value-type="float" office:value="0.977469" calcext:value-type="float">
            <text:p>0,977469</text:p>
          </table:table-cell>
          <table:table-cell office:value-type="float" office:value="0.952522" calcext:value-type="float">
            <text:p>0,952522</text:p>
          </table:table-cell>
          <table:table-cell office:value-type="float" office:value="0.934402" calcext:value-type="float">
            <text:p>0,934402</text:p>
          </table:table-cell>
          <table:table-cell office:value-type="float" office:value="0.90421" calcext:value-type="float">
            <text:p>0,90421</text:p>
          </table:table-cell>
          <table:table-cell office:value-type="float" office:value="0.883464" calcext:value-type="float">
            <text:p>0,883464</text:p>
          </table:table-cell>
          <table:table-cell office:value-type="float" office:value="0.863377" calcext:value-type="float">
            <text:p>0,863377</text:p>
          </table:table-cell>
          <table:table-cell office:value-type="float" office:value="0.89063" calcext:value-type="float">
            <text:p>0,89063</text:p>
          </table:table-cell>
          <table:table-cell office:value-type="float" office:value="0.869164" calcext:value-type="float">
            <text:p>0,869164</text:p>
          </table:table-cell>
          <table:table-cell office:value-type="float" office:value="0.881633" calcext:value-type="float">
            <text:p>0,881633</text:p>
          </table:table-cell>
          <table:table-cell office:value-type="float" office:value="0.875811" calcext:value-type="float">
            <text:p>0,875811</text:p>
          </table:table-cell>
          <table:table-cell office:value-type="float" office:value="0.857956" calcext:value-type="float">
            <text:p>0,857956</text:p>
          </table:table-cell>
          <table:table-cell office:value-type="float" office:value="0.853715" calcext:value-type="float">
            <text:p>0,853715</text:p>
          </table:table-cell>
          <table:table-cell office:value-type="float" office:value="0.85781" calcext:value-type="float">
            <text:p>0,85781</text:p>
          </table:table-cell>
          <table:table-cell office:value-type="float" office:value="0.847403" calcext:value-type="float">
            <text:p>0,847403</text:p>
          </table:table-cell>
          <table:table-cell office:value-type="float" office:value="0.848466" calcext:value-type="float">
            <text:p>0,848466</text:p>
          </table:table-cell>
          <table:table-cell office:value-type="float" office:value="0.827882" calcext:value-type="float">
            <text:p>0,827882</text:p>
          </table:table-cell>
          <table:table-cell office:value-type="float" office:value="0.825847" calcext:value-type="float">
            <text:p>0,825847</text:p>
          </table:table-cell>
          <table:table-cell office:value-type="float" office:value="0.84743" calcext:value-type="float">
            <text:p>0,84743</text:p>
          </table:table-cell>
          <table:table-cell office:value-type="float" office:value="0.812306" calcext:value-type="float">
            <text:p>0,812306</text:p>
          </table:table-cell>
          <table:table-cell office:value-type="float" office:value="0.808885" calcext:value-type="float">
            <text:p>0,808885</text:p>
          </table:table-cell>
          <table:table-cell office:value-type="float" office:value="0.811712" calcext:value-type="float">
            <text:p>0,811712</text:p>
          </table:table-cell>
          <table:table-cell office:value-type="float" office:value="0.793627" calcext:value-type="float">
            <text:p>0,793627</text:p>
          </table:table-cell>
          <table:table-cell office:value-type="float" office:value="0.798338" calcext:value-type="float">
            <text:p>0,798338</text:p>
          </table:table-cell>
          <table:table-cell office:value-type="float" office:value="0.808195" calcext:value-type="float">
            <text:p>0,808195</text:p>
          </table:table-cell>
          <table:table-cell office:value-type="float" office:value="0.784945" calcext:value-type="float">
            <text:p>0,784945</text:p>
          </table:table-cell>
          <table:table-cell office:value-type="float" office:value="0.795801" calcext:value-type="float">
            <text:p>0,795801</text:p>
          </table:table-cell>
          <table:table-cell office:value-type="float" office:value="0.801248" calcext:value-type="float">
            <text:p>0,801248</text:p>
          </table:table-cell>
          <table:table-cell office:value-type="float" office:value="0.791435" calcext:value-type="float">
            <text:p>0,791435</text:p>
          </table:table-cell>
          <table:table-cell office:value-type="float" office:value="0.785698" calcext:value-type="float">
            <text:p>0,785698</text:p>
          </table:table-cell>
          <table:table-cell office:value-type="float" office:value="0.771093" calcext:value-type="float">
            <text:p>0,771093</text:p>
          </table:table-cell>
          <table:table-cell office:value-type="float" office:value="0.768804" calcext:value-type="float">
            <text:p>0,768804</text:p>
          </table:table-cell>
          <table:table-cell office:value-type="float" office:value="0.775121" calcext:value-type="float">
            <text:p>0,775121</text:p>
          </table:table-cell>
          <table:table-cell office:value-type="float" office:value="0.788616" calcext:value-type="float">
            <text:p>0,788616</text:p>
          </table:table-cell>
          <table:table-cell/>
          <table:table-cell table:formula="of:=SUM([.A1:.BF1])/COUNT(([.A1:.BF1]))" office:value-type="float" office:value="0.972949413793103" calcext:value-type="float">
            <text:p>0,9729494138</text:p>
          </table:table-cell>
        </table:table-row>
        <table:table-row table:style-name="ro1">
          <table:table-cell office:value-type="float" office:value="0.753408" calcext:value-type="float">
            <text:p>0,753408</text:p>
          </table:table-cell>
          <table:table-cell office:value-type="float" office:value="0.754608" calcext:value-type="float">
            <text:p>0,754608</text:p>
          </table:table-cell>
          <table:table-cell office:value-type="float" office:value="0.752486" calcext:value-type="float">
            <text:p>0,752486</text:p>
          </table:table-cell>
          <table:table-cell office:value-type="float" office:value="0.747426" calcext:value-type="float">
            <text:p>0,747426</text:p>
          </table:table-cell>
          <table:table-cell office:value-type="float" office:value="0.752344" calcext:value-type="float">
            <text:p>0,752344</text:p>
          </table:table-cell>
          <table:table-cell office:value-type="float" office:value="0.749919" calcext:value-type="float">
            <text:p>0,749919</text:p>
          </table:table-cell>
          <table:table-cell office:value-type="float" office:value="0.74578" calcext:value-type="float">
            <text:p>0,74578</text:p>
          </table:table-cell>
          <table:table-cell office:value-type="float" office:value="0.744326" calcext:value-type="float">
            <text:p>0,744326</text:p>
          </table:table-cell>
          <table:table-cell office:value-type="float" office:value="0.740178" calcext:value-type="float">
            <text:p>0,740178</text:p>
          </table:table-cell>
          <table:table-cell office:value-type="float" office:value="0.739737" calcext:value-type="float">
            <text:p>0,739737</text:p>
          </table:table-cell>
          <table:table-cell office:value-type="float" office:value="0.744776" calcext:value-type="float">
            <text:p>0,744776</text:p>
          </table:table-cell>
          <table:table-cell office:value-type="float" office:value="0.730229" calcext:value-type="float">
            <text:p>0,730229</text:p>
          </table:table-cell>
          <table:table-cell office:value-type="float" office:value="0.751667" calcext:value-type="float">
            <text:p>0,751667</text:p>
          </table:table-cell>
          <table:table-cell office:value-type="float" office:value="0.733562" calcext:value-type="float">
            <text:p>0,733562</text:p>
          </table:table-cell>
          <table:table-cell office:value-type="float" office:value="0.736646" calcext:value-type="float">
            <text:p>0,736646</text:p>
          </table:table-cell>
          <table:table-cell office:value-type="float" office:value="0.733211" calcext:value-type="float">
            <text:p>0,733211</text:p>
          </table:table-cell>
          <table:table-cell office:value-type="float" office:value="0.717564" calcext:value-type="float">
            <text:p>0,717564</text:p>
          </table:table-cell>
          <table:table-cell office:value-type="float" office:value="0.733926" calcext:value-type="float">
            <text:p>0,733926</text:p>
          </table:table-cell>
          <table:table-cell office:value-type="float" office:value="0.730355" calcext:value-type="float">
            <text:p>0,730355</text:p>
          </table:table-cell>
          <table:table-cell office:value-type="float" office:value="0.728042" calcext:value-type="float">
            <text:p>0,728042</text:p>
          </table:table-cell>
          <table:table-cell office:value-type="float" office:value="0.729077" calcext:value-type="float">
            <text:p>0,729077</text:p>
          </table:table-cell>
          <table:table-cell office:value-type="float" office:value="0.721629" calcext:value-type="float">
            <text:p>0,721629</text:p>
          </table:table-cell>
          <table:table-cell office:value-type="float" office:value="0.717996" calcext:value-type="float">
            <text:p>0,717996</text:p>
          </table:table-cell>
          <table:table-cell office:value-type="float" office:value="0.713649" calcext:value-type="float">
            <text:p>0,713649</text:p>
          </table:table-cell>
          <table:table-cell office:value-type="float" office:value="0.715874" calcext:value-type="float">
            <text:p>0,715874</text:p>
          </table:table-cell>
          <table:table-cell office:value-type="float" office:value="0.701006" calcext:value-type="float">
            <text:p>0,701006</text:p>
          </table:table-cell>
          <table:table-cell office:value-type="float" office:value="0.705192" calcext:value-type="float">
            <text:p>0,705192</text:p>
          </table:table-cell>
          <table:table-cell office:value-type="float" office:value="0.710021" calcext:value-type="float">
            <text:p>0,710021</text:p>
          </table:table-cell>
          <table:table-cell office:value-type="float" office:value="0.713306" calcext:value-type="float">
            <text:p>0,713306</text:p>
          </table:table-cell>
          <table:table-cell office:value-type="float" office:value="0.716049" calcext:value-type="float">
            <text:p>0,716049</text:p>
          </table:table-cell>
          <table:table-cell office:value-type="float" office:value="0.708748" calcext:value-type="float">
            <text:p>0,708748</text:p>
          </table:table-cell>
          <table:table-cell office:value-type="float" office:value="0.69609" calcext:value-type="float">
            <text:p>0,69609</text:p>
          </table:table-cell>
          <table:table-cell office:value-type="float" office:value="0.700512" calcext:value-type="float">
            <text:p>0,700512</text:p>
          </table:table-cell>
          <table:table-cell office:value-type="float" office:value="0.69861" calcext:value-type="float">
            <text:p>0,69861</text:p>
          </table:table-cell>
          <table:table-cell office:value-type="float" office:value="0.696757" calcext:value-type="float">
            <text:p>0,696757</text:p>
          </table:table-cell>
          <table:table-cell office:value-type="float" office:value="0.698697" calcext:value-type="float">
            <text:p>0,698697</text:p>
          </table:table-cell>
          <table:table-cell office:value-type="float" office:value="0.696861" calcext:value-type="float">
            <text:p>0,696861</text:p>
          </table:table-cell>
          <table:table-cell office:value-type="float" office:value="0.693034" calcext:value-type="float">
            <text:p>0,693034</text:p>
          </table:table-cell>
          <table:table-cell office:value-type="float" office:value="0.689494" calcext:value-type="float">
            <text:p>0,689494</text:p>
          </table:table-cell>
          <table:table-cell office:value-type="float" office:value="0.687602" calcext:value-type="float">
            <text:p>0,687602</text:p>
          </table:table-cell>
          <table:table-cell office:value-type="float" office:value="0.68856" calcext:value-type="float">
            <text:p>0,68856</text:p>
          </table:table-cell>
          <table:table-cell office:value-type="float" office:value="0.691277" calcext:value-type="float">
            <text:p>0,691277</text:p>
          </table:table-cell>
          <table:table-cell office:value-type="float" office:value="0.686445" calcext:value-type="float">
            <text:p>0,686445</text:p>
          </table:table-cell>
          <table:table-cell office:value-type="float" office:value="0.694355" calcext:value-type="float">
            <text:p>0,694355</text:p>
          </table:table-cell>
          <table:table-cell office:value-type="float" office:value="0.684062" calcext:value-type="float">
            <text:p>0,684062</text:p>
          </table:table-cell>
          <table:table-cell office:value-type="float" office:value="0.678993" calcext:value-type="float">
            <text:p>0,678993</text:p>
          </table:table-cell>
          <table:table-cell office:value-type="float" office:value="0.673241" calcext:value-type="float">
            <text:p>0,673241</text:p>
          </table:table-cell>
          <table:table-cell office:value-type="float" office:value="0.680513" calcext:value-type="float">
            <text:p>0,680513</text:p>
          </table:table-cell>
          <table:table-cell office:value-type="float" office:value="0.680166" calcext:value-type="float">
            <text:p>0,680166</text:p>
          </table:table-cell>
          <table:table-cell office:value-type="float" office:value="0.68051" calcext:value-type="float">
            <text:p>0,68051</text:p>
          </table:table-cell>
          <table:table-cell office:value-type="float" office:value="0.677765" calcext:value-type="float">
            <text:p>0,677765</text:p>
          </table:table-cell>
          <table:table-cell office:value-type="float" office:value="0.683194" calcext:value-type="float">
            <text:p>0,683194</text:p>
          </table:table-cell>
          <table:table-cell office:value-type="float" office:value="0.677818" calcext:value-type="float">
            <text:p>0,677818</text:p>
          </table:table-cell>
          <table:table-cell office:value-type="float" office:value="0.670878" calcext:value-type="float">
            <text:p>0,670878</text:p>
          </table:table-cell>
          <table:table-cell office:value-type="float" office:value="0.663229" calcext:value-type="float">
            <text:p>0,663229</text:p>
          </table:table-cell>
          <table:table-cell office:value-type="float" office:value="0.667111" calcext:value-type="float">
            <text:p>0,667111</text:p>
          </table:table-cell>
          <table:table-cell office:value-type="float" office:value="0.66757" calcext:value-type="float">
            <text:p>0,66757</text:p>
          </table:table-cell>
          <table:table-cell office:value-type="float" office:value="0.660637" calcext:value-type="float">
            <text:p>0,660637</text:p>
          </table:table-cell>
          <table:table-cell/>
          <table:table-cell table:formula="of:=SUM([.A2:.BF2])/COUNT(([.A2:.BF2]))" office:value-type="float" office:value="0.709253758620689" calcext:value-type="float">
            <text:p>0,7092537586</text:p>
          </table:table-cell>
        </table:table-row>
        <table:table-row table:style-name="ro1">
          <table:table-cell office:value-type="float" office:value="0.656093" calcext:value-type="float">
            <text:p>0,656093</text:p>
          </table:table-cell>
          <table:table-cell office:value-type="float" office:value="0.657119" calcext:value-type="float">
            <text:p>0,657119</text:p>
          </table:table-cell>
          <table:table-cell office:value-type="float" office:value="0.654437" calcext:value-type="float">
            <text:p>0,654437</text:p>
          </table:table-cell>
          <table:table-cell office:value-type="float" office:value="0.653346" calcext:value-type="float">
            <text:p>0,653346</text:p>
          </table:table-cell>
          <table:table-cell office:value-type="float" office:value="0.658507" calcext:value-type="float">
            <text:p>0,658507</text:p>
          </table:table-cell>
          <table:table-cell office:value-type="float" office:value="0.654422" calcext:value-type="float">
            <text:p>0,654422</text:p>
          </table:table-cell>
          <table:table-cell office:value-type="float" office:value="0.647104" calcext:value-type="float">
            <text:p>0,647104</text:p>
          </table:table-cell>
          <table:table-cell office:value-type="float" office:value="0.648902" calcext:value-type="float">
            <text:p>0,648902</text:p>
          </table:table-cell>
          <table:table-cell office:value-type="float" office:value="0.64566" calcext:value-type="float">
            <text:p>0,64566</text:p>
          </table:table-cell>
          <table:table-cell office:value-type="float" office:value="0.660992" calcext:value-type="float">
            <text:p>0,660992</text:p>
          </table:table-cell>
          <table:table-cell office:value-type="float" office:value="0.65039" calcext:value-type="float">
            <text:p>0,65039</text:p>
          </table:table-cell>
          <table:table-cell office:value-type="float" office:value="0.651281" calcext:value-type="float">
            <text:p>0,651281</text:p>
          </table:table-cell>
          <table:table-cell office:value-type="float" office:value="0.642191" calcext:value-type="float">
            <text:p>0,642191</text:p>
          </table:table-cell>
          <table:table-cell office:value-type="float" office:value="0.638008" calcext:value-type="float">
            <text:p>0,638008</text:p>
          </table:table-cell>
          <table:table-cell office:value-type="float" office:value="0.636187" calcext:value-type="float">
            <text:p>0,636187</text:p>
          </table:table-cell>
          <table:table-cell office:value-type="float" office:value="0.643074" calcext:value-type="float">
            <text:p>0,643074</text:p>
          </table:table-cell>
          <table:table-cell office:value-type="float" office:value="0.630212" calcext:value-type="float">
            <text:p>0,630212</text:p>
          </table:table-cell>
          <table:table-cell office:value-type="float" office:value="0.638603" calcext:value-type="float">
            <text:p>0,638603</text:p>
          </table:table-cell>
          <table:table-cell office:value-type="float" office:value="0.644602" calcext:value-type="float">
            <text:p>0,644602</text:p>
          </table:table-cell>
          <table:table-cell office:value-type="float" office:value="0.632984" calcext:value-type="float">
            <text:p>0,632984</text:p>
          </table:table-cell>
          <table:table-cell office:value-type="float" office:value="0.629762" calcext:value-type="float">
            <text:p>0,629762</text:p>
          </table:table-cell>
          <table:table-cell office:value-type="float" office:value="0.632312" calcext:value-type="float">
            <text:p>0,632312</text:p>
          </table:table-cell>
          <table:table-cell office:value-type="float" office:value="0.622063" calcext:value-type="float">
            <text:p>0,622063</text:p>
          </table:table-cell>
          <table:table-cell office:value-type="float" office:value="0.621293" calcext:value-type="float">
            <text:p>0,621293</text:p>
          </table:table-cell>
          <table:table-cell office:value-type="float" office:value="0.627675" calcext:value-type="float">
            <text:p>0,627675</text:p>
          </table:table-cell>
          <table:table-cell office:value-type="float" office:value="0.622763" calcext:value-type="float">
            <text:p>0,622763</text:p>
          </table:table-cell>
          <table:table-cell office:value-type="float" office:value="0.624522" calcext:value-type="float">
            <text:p>0,624522</text:p>
          </table:table-cell>
          <table:table-cell office:value-type="float" office:value="0.614573" calcext:value-type="float">
            <text:p>0,614573</text:p>
          </table:table-cell>
          <table:table-cell office:value-type="float" office:value="0.614736" calcext:value-type="float">
            <text:p>0,614736</text:p>
          </table:table-cell>
          <table:table-cell office:value-type="float" office:value="0.617363" calcext:value-type="float">
            <text:p>0,617363</text:p>
          </table:table-cell>
          <table:table-cell office:value-type="float" office:value="0.61379" calcext:value-type="float">
            <text:p>0,61379</text:p>
          </table:table-cell>
          <table:table-cell office:value-type="float" office:value="0.612759" calcext:value-type="float">
            <text:p>0,612759</text:p>
          </table:table-cell>
          <table:table-cell office:value-type="float" office:value="0.615398" calcext:value-type="float">
            <text:p>0,615398</text:p>
          </table:table-cell>
          <table:table-cell office:value-type="float" office:value="0.605307" calcext:value-type="float">
            <text:p>0,605307</text:p>
          </table:table-cell>
          <table:table-cell office:value-type="float" office:value="0.602298" calcext:value-type="float">
            <text:p>0,602298</text:p>
          </table:table-cell>
          <table:table-cell office:value-type="float" office:value="0.604891" calcext:value-type="float">
            <text:p>0,604891</text:p>
          </table:table-cell>
          <table:table-cell office:value-type="float" office:value="0.59133" calcext:value-type="float">
            <text:p>0,59133</text:p>
          </table:table-cell>
          <table:table-cell office:value-type="float" office:value="0.595991" calcext:value-type="float">
            <text:p>0,595991</text:p>
          </table:table-cell>
          <table:table-cell office:value-type="float" office:value="0.604159" calcext:value-type="float">
            <text:p>0,604159</text:p>
          </table:table-cell>
          <table:table-cell office:value-type="float" office:value="0.597985" calcext:value-type="float">
            <text:p>0,597985</text:p>
          </table:table-cell>
          <table:table-cell office:value-type="float" office:value="0.590606" calcext:value-type="float">
            <text:p>0,590606</text:p>
          </table:table-cell>
          <table:table-cell office:value-type="float" office:value="0.595663" calcext:value-type="float">
            <text:p>0,595663</text:p>
          </table:table-cell>
          <table:table-cell office:value-type="float" office:value="0.600366" calcext:value-type="float">
            <text:p>0,600366</text:p>
          </table:table-cell>
          <table:table-cell office:value-type="float" office:value="0.587258" calcext:value-type="float">
            <text:p>0,587258</text:p>
          </table:table-cell>
          <table:table-cell office:value-type="float" office:value="0.577682" calcext:value-type="float">
            <text:p>0,577682</text:p>
          </table:table-cell>
          <table:table-cell office:value-type="float" office:value="0.567414" calcext:value-type="float">
            <text:p>0,567414</text:p>
          </table:table-cell>
          <table:table-cell office:value-type="float" office:value="0.582561" calcext:value-type="float">
            <text:p>0,582561</text:p>
          </table:table-cell>
          <table:table-cell office:value-type="float" office:value="0.568092" calcext:value-type="float">
            <text:p>0,568092</text:p>
          </table:table-cell>
          <table:table-cell office:value-type="float" office:value="0.578867" calcext:value-type="float">
            <text:p>0,578867</text:p>
          </table:table-cell>
          <table:table-cell office:value-type="float" office:value="0.571409" calcext:value-type="float">
            <text:p>0,571409</text:p>
          </table:table-cell>
          <table:table-cell office:value-type="float" office:value="0.571606" calcext:value-type="float">
            <text:p>0,571606</text:p>
          </table:table-cell>
          <table:table-cell office:value-type="float" office:value="0.570389" calcext:value-type="float">
            <text:p>0,570389</text:p>
          </table:table-cell>
          <table:table-cell office:value-type="float" office:value="0.5649" calcext:value-type="float">
            <text:p>0,5649</text:p>
          </table:table-cell>
          <table:table-cell office:value-type="float" office:value="0.562003" calcext:value-type="float">
            <text:p>0,562003</text:p>
          </table:table-cell>
          <table:table-cell office:value-type="float" office:value="0.567213" calcext:value-type="float">
            <text:p>0,567213</text:p>
          </table:table-cell>
          <table:table-cell office:value-type="float" office:value="0.548548" calcext:value-type="float">
            <text:p>0,548548</text:p>
          </table:table-cell>
          <table:table-cell office:value-type="float" office:value="0.562533" calcext:value-type="float">
            <text:p>0,562533</text:p>
          </table:table-cell>
          <table:table-cell office:value-type="float" office:value="0.578582" calcext:value-type="float">
            <text:p>0,578582</text:p>
          </table:table-cell>
          <table:table-cell/>
          <table:table-cell table:formula="of:=SUM([.A3:.BF3])/COUNT(([.A3:.BF3]))" office:value-type="float" office:value="0.613116827586207" calcext:value-type="float">
            <text:p>0,6131168276</text:p>
          </table:table-cell>
        </table:table-row>
        <table:table-row table:style-name="ro1">
          <table:table-cell office:value-type="float" office:value="0.557684" calcext:value-type="float">
            <text:p>0,557684</text:p>
          </table:table-cell>
          <table:table-cell office:value-type="float" office:value="0.563771" calcext:value-type="float">
            <text:p>0,563771</text:p>
          </table:table-cell>
          <table:table-cell office:value-type="float" office:value="0.540215" calcext:value-type="float">
            <text:p>0,540215</text:p>
          </table:table-cell>
          <table:table-cell office:value-type="float" office:value="0.557942" calcext:value-type="float">
            <text:p>0,557942</text:p>
          </table:table-cell>
          <table:table-cell office:value-type="float" office:value="0.545485" calcext:value-type="float">
            <text:p>0,545485</text:p>
          </table:table-cell>
          <table:table-cell office:value-type="float" office:value="0.547324" calcext:value-type="float">
            <text:p>0,547324</text:p>
          </table:table-cell>
          <table:table-cell office:value-type="float" office:value="0.552382" calcext:value-type="float">
            <text:p>0,552382</text:p>
          </table:table-cell>
          <table:table-cell office:value-type="float" office:value="0.540579" calcext:value-type="float">
            <text:p>0,540579</text:p>
          </table:table-cell>
          <table:table-cell office:value-type="float" office:value="0.523526" calcext:value-type="float">
            <text:p>0,523526</text:p>
          </table:table-cell>
          <table:table-cell office:value-type="float" office:value="0.519248" calcext:value-type="float">
            <text:p>0,519248</text:p>
          </table:table-cell>
          <table:table-cell office:value-type="float" office:value="0.527506" calcext:value-type="float">
            <text:p>0,527506</text:p>
          </table:table-cell>
          <table:table-cell office:value-type="float" office:value="0.520677" calcext:value-type="float">
            <text:p>0,520677</text:p>
          </table:table-cell>
          <table:table-cell office:value-type="float" office:value="0.526604" calcext:value-type="float">
            <text:p>0,526604</text:p>
          </table:table-cell>
          <table:table-cell office:value-type="float" office:value="0.49687" calcext:value-type="float">
            <text:p>0,49687</text:p>
          </table:table-cell>
          <table:table-cell office:value-type="float" office:value="0.517616" calcext:value-type="float">
            <text:p>0,517616</text:p>
          </table:table-cell>
          <table:table-cell office:value-type="float" office:value="0.509511" calcext:value-type="float">
            <text:p>0,509511</text:p>
          </table:table-cell>
          <table:table-cell office:value-type="float" office:value="0.509562" calcext:value-type="float">
            <text:p>0,509562</text:p>
          </table:table-cell>
          <table:table-cell office:value-type="float" office:value="0.529832" calcext:value-type="float">
            <text:p>0,529832</text:p>
          </table:table-cell>
          <table:table-cell office:value-type="float" office:value="0.525242" calcext:value-type="float">
            <text:p>0,525242</text:p>
          </table:table-cell>
          <table:table-cell office:value-type="float" office:value="0.524976" calcext:value-type="float">
            <text:p>0,524976</text:p>
          </table:table-cell>
          <table:table-cell office:value-type="float" office:value="0.508189" calcext:value-type="float">
            <text:p>0,508189</text:p>
          </table:table-cell>
          <table:table-cell office:value-type="float" office:value="0.501504" calcext:value-type="float">
            <text:p>0,501504</text:p>
          </table:table-cell>
          <table:table-cell office:value-type="float" office:value="0.499939" calcext:value-type="float">
            <text:p>0,499939</text:p>
          </table:table-cell>
          <table:table-cell office:value-type="float" office:value="0.490702" calcext:value-type="float">
            <text:p>0,490702</text:p>
          </table:table-cell>
          <table:table-cell office:value-type="float" office:value="0.499079" calcext:value-type="float">
            <text:p>0,499079</text:p>
          </table:table-cell>
          <table:table-cell office:value-type="float" office:value="0.488949" calcext:value-type="float">
            <text:p>0,488949</text:p>
          </table:table-cell>
          <table:table-cell office:value-type="float" office:value="0.508784" calcext:value-type="float">
            <text:p>0,508784</text:p>
          </table:table-cell>
          <table:table-cell office:value-type="float" office:value="0.474364" calcext:value-type="float">
            <text:p>0,474364</text:p>
          </table:table-cell>
          <table:table-cell office:value-type="float" office:value="0.487976" calcext:value-type="float">
            <text:p>0,487976</text:p>
          </table:table-cell>
          <table:table-cell office:value-type="float" office:value="0.480649" calcext:value-type="float">
            <text:p>0,480649</text:p>
          </table:table-cell>
          <table:table-cell office:value-type="float" office:value="0.469535" calcext:value-type="float">
            <text:p>0,469535</text:p>
          </table:table-cell>
          <table:table-cell office:value-type="float" office:value="0.487977" calcext:value-type="float">
            <text:p>0,487977</text:p>
          </table:table-cell>
          <table:table-cell office:value-type="float" office:value="0.485497" calcext:value-type="float">
            <text:p>0,485497</text:p>
          </table:table-cell>
          <table:table-cell office:value-type="float" office:value="0.475687" calcext:value-type="float">
            <text:p>0,475687</text:p>
          </table:table-cell>
          <table:table-cell office:value-type="float" office:value="0.463591" calcext:value-type="float">
            <text:p>0,463591</text:p>
          </table:table-cell>
          <table:table-cell office:value-type="float" office:value="0.459408" calcext:value-type="float">
            <text:p>0,459408</text:p>
          </table:table-cell>
          <table:table-cell office:value-type="float" office:value="0.459085" calcext:value-type="float">
            <text:p>0,459085</text:p>
          </table:table-cell>
          <table:table-cell office:value-type="float" office:value="0.44032" calcext:value-type="float">
            <text:p>0,44032</text:p>
          </table:table-cell>
          <table:table-cell office:value-type="float" office:value="0.45846" calcext:value-type="float">
            <text:p>0,45846</text:p>
          </table:table-cell>
          <table:table-cell office:value-type="float" office:value="0.449191" calcext:value-type="float">
            <text:p>0,449191</text:p>
          </table:table-cell>
          <table:table-cell office:value-type="float" office:value="0.435802" calcext:value-type="float">
            <text:p>0,435802</text:p>
          </table:table-cell>
          <table:table-cell office:value-type="float" office:value="0.454775" calcext:value-type="float">
            <text:p>0,454775</text:p>
          </table:table-cell>
          <table:table-cell office:value-type="float" office:value="0.45972" calcext:value-type="float">
            <text:p>0,45972</text:p>
          </table:table-cell>
          <table:table-cell office:value-type="float" office:value="0.443704" calcext:value-type="float">
            <text:p>0,443704</text:p>
          </table:table-cell>
          <table:table-cell office:value-type="float" office:value="0.429883" calcext:value-type="float">
            <text:p>0,429883</text:p>
          </table:table-cell>
          <table:table-cell office:value-type="float" office:value="0.447133" calcext:value-type="float">
            <text:p>0,447133</text:p>
          </table:table-cell>
          <table:table-cell office:value-type="float" office:value="0.436466" calcext:value-type="float">
            <text:p>0,436466</text:p>
          </table:table-cell>
          <table:table-cell office:value-type="float" office:value="0.42733" calcext:value-type="float">
            <text:p>0,42733</text:p>
          </table:table-cell>
          <table:table-cell office:value-type="float" office:value="0.432878" calcext:value-type="float">
            <text:p>0,432878</text:p>
          </table:table-cell>
          <table:table-cell office:value-type="float" office:value="0.405256" calcext:value-type="float">
            <text:p>0,405256</text:p>
          </table:table-cell>
          <table:table-cell office:value-type="float" office:value="0.438958" calcext:value-type="float">
            <text:p>0,438958</text:p>
          </table:table-cell>
          <table:table-cell office:value-type="float" office:value="0.427207" calcext:value-type="float">
            <text:p>0,427207</text:p>
          </table:table-cell>
          <table:table-cell office:value-type="float" office:value="0.416432" calcext:value-type="float">
            <text:p>0,416432</text:p>
          </table:table-cell>
          <table:table-cell office:value-type="float" office:value="0.403234" calcext:value-type="float">
            <text:p>0,403234</text:p>
          </table:table-cell>
          <table:table-cell office:value-type="float" office:value="0.438386" calcext:value-type="float">
            <text:p>0,438386</text:p>
          </table:table-cell>
          <table:table-cell office:value-type="float" office:value="0.428238" calcext:value-type="float">
            <text:p>0,428238</text:p>
          </table:table-cell>
          <table:table-cell office:value-type="float" office:value="0.397022" calcext:value-type="float">
            <text:p>0,397022</text:p>
          </table:table-cell>
          <table:table-cell office:value-type="float" office:value="0.408095" calcext:value-type="float">
            <text:p>0,408095</text:p>
          </table:table-cell>
          <table:table-cell/>
          <table:table-cell table:formula="of:=SUM([.A4:.BF4])/COUNT(([.A4:.BF4]))" office:value-type="float" office:value="0.48199925862069" calcext:value-type="float">
            <text:p>0,4819992586</text:p>
          </table:table-cell>
        </table:table-row>
        <table:table-row table:style-name="ro1">
          <table:table-cell office:value-type="float" office:value="0.389747" calcext:value-type="float">
            <text:p>0,389747</text:p>
          </table:table-cell>
          <table:table-cell office:value-type="float" office:value="0.397198" calcext:value-type="float">
            <text:p>0,397198</text:p>
          </table:table-cell>
          <table:table-cell office:value-type="float" office:value="0.388628" calcext:value-type="float">
            <text:p>0,388628</text:p>
          </table:table-cell>
          <table:table-cell office:value-type="float" office:value="0.373161" calcext:value-type="float">
            <text:p>0,373161</text:p>
          </table:table-cell>
          <table:table-cell office:value-type="float" office:value="0.385993" calcext:value-type="float">
            <text:p>0,385993</text:p>
          </table:table-cell>
          <table:table-cell office:value-type="float" office:value="0.397298" calcext:value-type="float">
            <text:p>0,397298</text:p>
          </table:table-cell>
          <table:table-cell office:value-type="float" office:value="0.360772" calcext:value-type="float">
            <text:p>0,360772</text:p>
          </table:table-cell>
          <table:table-cell office:value-type="float" office:value="0.369583" calcext:value-type="float">
            <text:p>0,369583</text:p>
          </table:table-cell>
          <table:table-cell office:value-type="float" office:value="0.366989" calcext:value-type="float">
            <text:p>0,366989</text:p>
          </table:table-cell>
          <table:table-cell office:value-type="float" office:value="0.385888" calcext:value-type="float">
            <text:p>0,385888</text:p>
          </table:table-cell>
          <table:table-cell office:value-type="float" office:value="0.39128" calcext:value-type="float">
            <text:p>0,39128</text:p>
          </table:table-cell>
          <table:table-cell office:value-type="float" office:value="0.380326" calcext:value-type="float">
            <text:p>0,380326</text:p>
          </table:table-cell>
          <table:table-cell office:value-type="float" office:value="0.375616" calcext:value-type="float">
            <text:p>0,375616</text:p>
          </table:table-cell>
          <table:table-cell office:value-type="float" office:value="0.38373" calcext:value-type="float">
            <text:p>0,38373</text:p>
          </table:table-cell>
          <table:table-cell office:value-type="float" office:value="0.393061" calcext:value-type="float">
            <text:p>0,393061</text:p>
          </table:table-cell>
          <table:table-cell office:value-type="float" office:value="0.391629" calcext:value-type="float">
            <text:p>0,391629</text:p>
          </table:table-cell>
          <table:table-cell office:value-type="float" office:value="0.344563" calcext:value-type="float">
            <text:p>0,344563</text:p>
          </table:table-cell>
          <table:table-cell office:value-type="float" office:value="0.34947" calcext:value-type="float">
            <text:p>0,34947</text:p>
          </table:table-cell>
          <table:table-cell office:value-type="float" office:value="0.33854" calcext:value-type="float">
            <text:p>0,33854</text:p>
          </table:table-cell>
          <table:table-cell office:value-type="float" office:value="0.356456" calcext:value-type="float">
            <text:p>0,356456</text:p>
          </table:table-cell>
          <table:table-cell office:value-type="float" office:value="0.329314" calcext:value-type="float">
            <text:p>0,329314</text:p>
          </table:table-cell>
          <table:table-cell office:value-type="float" office:value="0.386468" calcext:value-type="float">
            <text:p>0,386468</text:p>
          </table:table-cell>
          <table:table-cell office:value-type="float" office:value="0.326763" calcext:value-type="float">
            <text:p>0,326763</text:p>
          </table:table-cell>
          <table:table-cell office:value-type="float" office:value="0.353956" calcext:value-type="float">
            <text:p>0,353956</text:p>
          </table:table-cell>
          <table:table-cell office:value-type="float" office:value="0.312388" calcext:value-type="float">
            <text:p>0,312388</text:p>
          </table:table-cell>
          <table:table-cell office:value-type="float" office:value="0.362592" calcext:value-type="float">
            <text:p>0,362592</text:p>
          </table:table-cell>
          <table:table-cell office:value-type="float" office:value="0.331438" calcext:value-type="float">
            <text:p>0,331438</text:p>
          </table:table-cell>
          <table:table-cell office:value-type="float" office:value="0.360595" calcext:value-type="float">
            <text:p>0,360595</text:p>
          </table:table-cell>
          <table:table-cell office:value-type="float" office:value="0.339715" calcext:value-type="float">
            <text:p>0,339715</text:p>
          </table:table-cell>
          <table:table-cell office:value-type="float" office:value="0.367751" calcext:value-type="float">
            <text:p>0,367751</text:p>
          </table:table-cell>
          <table:table-cell office:value-type="float" office:value="0.310446" calcext:value-type="float">
            <text:p>0,310446</text:p>
          </table:table-cell>
          <table:table-cell office:value-type="float" office:value="0.374039" calcext:value-type="float">
            <text:p>0,374039</text:p>
          </table:table-cell>
          <table:table-cell office:value-type="float" office:value="0.307846" calcext:value-type="float">
            <text:p>0,307846</text:p>
          </table:table-cell>
          <table:table-cell office:value-type="float" office:value="0.296684" calcext:value-type="float">
            <text:p>0,296684</text:p>
          </table:table-cell>
          <table:table-cell office:value-type="float" office:value="0.320035" calcext:value-type="float">
            <text:p>0,320035</text:p>
          </table:table-cell>
          <table:table-cell office:value-type="float" office:value="0.341739" calcext:value-type="float">
            <text:p>0,341739</text:p>
          </table:table-cell>
          <table:table-cell office:value-type="float" office:value="0.32564" calcext:value-type="float">
            <text:p>0,32564</text:p>
          </table:table-cell>
          <table:table-cell office:value-type="float" office:value="0.314275" calcext:value-type="float">
            <text:p>0,314275</text:p>
          </table:table-cell>
          <table:table-cell office:value-type="float" office:value="0.286542" calcext:value-type="float">
            <text:p>0,286542</text:p>
          </table:table-cell>
          <table:table-cell office:value-type="float" office:value="0.301222" calcext:value-type="float">
            <text:p>0,301222</text:p>
          </table:table-cell>
          <table:table-cell office:value-type="float" office:value="0.293821" calcext:value-type="float">
            <text:p>0,293821</text:p>
          </table:table-cell>
          <table:table-cell office:value-type="float" office:value="0.308035" calcext:value-type="float">
            <text:p>0,308035</text:p>
          </table:table-cell>
          <table:table-cell office:value-type="float" office:value="0.293449" calcext:value-type="float">
            <text:p>0,293449</text:p>
          </table:table-cell>
          <table:table-cell office:value-type="float" office:value="0.284132" calcext:value-type="float">
            <text:p>0,284132</text:p>
          </table:table-cell>
          <table:table-cell office:value-type="float" office:value="0.296681" calcext:value-type="float">
            <text:p>0,296681</text:p>
          </table:table-cell>
          <table:table-cell office:value-type="float" office:value="0.287531" calcext:value-type="float">
            <text:p>0,287531</text:p>
          </table:table-cell>
          <table:table-cell office:value-type="float" office:value="0.289767" calcext:value-type="float">
            <text:p>0,289767</text:p>
          </table:table-cell>
          <table:table-cell office:value-type="float" office:value="0.296387" calcext:value-type="float">
            <text:p>0,296387</text:p>
          </table:table-cell>
          <table:table-cell office:value-type="float" office:value="0.287512" calcext:value-type="float">
            <text:p>0,287512</text:p>
          </table:table-cell>
          <table:table-cell office:value-type="float" office:value="0.299551" calcext:value-type="float">
            <text:p>0,299551</text:p>
          </table:table-cell>
          <table:table-cell office:value-type="float" office:value="0.279177" calcext:value-type="float">
            <text:p>0,279177</text:p>
          </table:table-cell>
          <table:table-cell office:value-type="float" office:value="0.265463" calcext:value-type="float">
            <text:p>0,265463</text:p>
          </table:table-cell>
          <table:table-cell office:value-type="float" office:value="0.284623" calcext:value-type="float">
            <text:p>0,284623</text:p>
          </table:table-cell>
          <table:table-cell office:value-type="float" office:value="0.263594" calcext:value-type="float">
            <text:p>0,263594</text:p>
          </table:table-cell>
          <table:table-cell office:value-type="float" office:value="0.31395" calcext:value-type="float">
            <text:p>0,31395</text:p>
          </table:table-cell>
          <table:table-cell office:value-type="float" office:value="0.269498" calcext:value-type="float">
            <text:p>0,269498</text:p>
          </table:table-cell>
          <table:table-cell office:value-type="float" office:value="0.25786" calcext:value-type="float">
            <text:p>0,25786</text:p>
          </table:table-cell>
          <table:table-cell office:value-type="float" office:value="0.262547" calcext:value-type="float">
            <text:p>0,262547</text:p>
          </table:table-cell>
          <table:table-cell/>
          <table:table-cell table:formula="of:=SUM([.A5:.BF5])/COUNT(([.A5:.BF5]))" office:value-type="float" office:value="0.332809551724138" calcext:value-type="float">
            <text:p>0,3328095517</text:p>
          </table:table-cell>
        </table:table-row>
        <table:table-row table:style-name="ro1">
          <table:table-cell office:value-type="float" office:value="0.269743" calcext:value-type="float">
            <text:p>0,269743</text:p>
          </table:table-cell>
          <table:table-cell office:value-type="float" office:value="0.251739" calcext:value-type="float">
            <text:p>0,251739</text:p>
          </table:table-cell>
          <table:table-cell office:value-type="float" office:value="0.260123" calcext:value-type="float">
            <text:p>0,260123</text:p>
          </table:table-cell>
          <table:table-cell office:value-type="float" office:value="0.250039" calcext:value-type="float">
            <text:p>0,250039</text:p>
          </table:table-cell>
          <table:table-cell office:value-type="float" office:value="0.262134" calcext:value-type="float">
            <text:p>0,262134</text:p>
          </table:table-cell>
          <table:table-cell office:value-type="float" office:value="0.265353" calcext:value-type="float">
            <text:p>0,265353</text:p>
          </table:table-cell>
          <table:table-cell office:value-type="float" office:value="0.232695" calcext:value-type="float">
            <text:p>0,232695</text:p>
          </table:table-cell>
          <table:table-cell office:value-type="float" office:value="0.252886" calcext:value-type="float">
            <text:p>0,252886</text:p>
          </table:table-cell>
          <table:table-cell office:value-type="float" office:value="0.276046" calcext:value-type="float">
            <text:p>0,276046</text:p>
          </table:table-cell>
          <table:table-cell office:value-type="float" office:value="0.262105" calcext:value-type="float">
            <text:p>0,262105</text:p>
          </table:table-cell>
          <table:table-cell office:value-type="float" office:value="0.259907" calcext:value-type="float">
            <text:p>0,259907</text:p>
          </table:table-cell>
          <table:table-cell office:value-type="float" office:value="0.214324" calcext:value-type="float">
            <text:p>0,214324</text:p>
          </table:table-cell>
          <table:table-cell office:value-type="float" office:value="0.229888" calcext:value-type="float">
            <text:p>0,229888</text:p>
          </table:table-cell>
          <table:table-cell office:value-type="float" office:value="0.26234" calcext:value-type="float">
            <text:p>0,26234</text:p>
          </table:table-cell>
          <table:table-cell office:value-type="float" office:value="0.298266" calcext:value-type="float">
            <text:p>0,298266</text:p>
          </table:table-cell>
          <table:table-cell office:value-type="float" office:value="0.212431" calcext:value-type="float">
            <text:p>0,212431</text:p>
          </table:table-cell>
          <table:table-cell office:value-type="float" office:value="0.254973" calcext:value-type="float">
            <text:p>0,254973</text:p>
          </table:table-cell>
          <table:table-cell office:value-type="float" office:value="0.223548" calcext:value-type="float">
            <text:p>0,223548</text:p>
          </table:table-cell>
          <table:table-cell office:value-type="float" office:value="0.212336" calcext:value-type="float">
            <text:p>0,212336</text:p>
          </table:table-cell>
          <table:table-cell office:value-type="float" office:value="0.239593" calcext:value-type="float">
            <text:p>0,239593</text:p>
          </table:table-cell>
          <table:table-cell office:value-type="float" office:value="0.297716" calcext:value-type="float">
            <text:p>0,297716</text:p>
          </table:table-cell>
          <table:table-cell office:value-type="float" office:value="0.239596" calcext:value-type="float">
            <text:p>0,239596</text:p>
          </table:table-cell>
          <table:table-cell office:value-type="float" office:value="0.232595" calcext:value-type="float">
            <text:p>0,232595</text:p>
          </table:table-cell>
          <table:table-cell office:value-type="float" office:value="0.231911" calcext:value-type="float">
            <text:p>0,231911</text:p>
          </table:table-cell>
          <table:table-cell office:value-type="float" office:value="0.217352" calcext:value-type="float">
            <text:p>0,217352</text:p>
          </table:table-cell>
          <table:table-cell office:value-type="float" office:value="0.217292" calcext:value-type="float">
            <text:p>0,217292</text:p>
          </table:table-cell>
          <table:table-cell office:value-type="float" office:value="0.286138" calcext:value-type="float">
            <text:p>0,286138</text:p>
          </table:table-cell>
          <table:table-cell office:value-type="float" office:value="0.250883" calcext:value-type="float">
            <text:p>0,250883</text:p>
          </table:table-cell>
          <table:table-cell office:value-type="float" office:value="0.304913" calcext:value-type="float">
            <text:p>0,304913</text:p>
          </table:table-cell>
          <table:table-cell office:value-type="float" office:value="0.236564" calcext:value-type="float">
            <text:p>0,236564</text:p>
          </table:table-cell>
          <table:table-cell office:value-type="float" office:value="0.192676" calcext:value-type="float">
            <text:p>0,192676</text:p>
          </table:table-cell>
          <table:table-cell office:value-type="float" office:value="0.230428" calcext:value-type="float">
            <text:p>0,230428</text:p>
          </table:table-cell>
          <table:table-cell office:value-type="float" office:value="0.25613" calcext:value-type="float">
            <text:p>0,25613</text:p>
          </table:table-cell>
          <table:table-cell office:value-type="float" office:value="0.241473" calcext:value-type="float">
            <text:p>0,241473</text:p>
          </table:table-cell>
          <table:table-cell office:value-type="float" office:value="0.235246" calcext:value-type="float">
            <text:p>0,235246</text:p>
          </table:table-cell>
          <table:table-cell office:value-type="float" office:value="0.206081" calcext:value-type="float">
            <text:p>0,206081</text:p>
          </table:table-cell>
          <table:table-cell office:value-type="float" office:value="0.162204" calcext:value-type="float">
            <text:p>0,162204</text:p>
          </table:table-cell>
          <table:table-cell office:value-type="float" office:value="0.207565" calcext:value-type="float">
            <text:p>0,207565</text:p>
          </table:table-cell>
          <table:table-cell office:value-type="float" office:value="0.175505" calcext:value-type="float">
            <text:p>0,175505</text:p>
          </table:table-cell>
          <table:table-cell office:value-type="float" office:value="0.223818" calcext:value-type="float">
            <text:p>0,223818</text:p>
          </table:table-cell>
          <table:table-cell office:value-type="float" office:value="0.20488" calcext:value-type="float">
            <text:p>0,20488</text:p>
          </table:table-cell>
          <table:table-cell office:value-type="float" office:value="0.217472" calcext:value-type="float">
            <text:p>0,217472</text:p>
          </table:table-cell>
          <table:table-cell office:value-type="float" office:value="0.197047" calcext:value-type="float">
            <text:p>0,197047</text:p>
          </table:table-cell>
          <table:table-cell office:value-type="float" office:value="0.182407" calcext:value-type="float">
            <text:p>0,182407</text:p>
          </table:table-cell>
          <table:table-cell office:value-type="float" office:value="0.208098" calcext:value-type="float">
            <text:p>0,208098</text:p>
          </table:table-cell>
          <table:table-cell office:value-type="float" office:value="0.210643" calcext:value-type="float">
            <text:p>0,210643</text:p>
          </table:table-cell>
          <table:table-cell office:value-type="float" office:value="0.235568" calcext:value-type="float">
            <text:p>0,235568</text:p>
          </table:table-cell>
          <table:table-cell office:value-type="float" office:value="0.20779" calcext:value-type="float">
            <text:p>0,20779</text:p>
          </table:table-cell>
          <table:table-cell office:value-type="float" office:value="0.246511" calcext:value-type="float">
            <text:p>0,246511</text:p>
          </table:table-cell>
          <table:table-cell office:value-type="float" office:value="0.215376" calcext:value-type="float">
            <text:p>0,215376</text:p>
          </table:table-cell>
          <table:table-cell office:value-type="float" office:value="0.203166" calcext:value-type="float">
            <text:p>0,203166</text:p>
          </table:table-cell>
          <table:table-cell office:value-type="float" office:value="0.221239" calcext:value-type="float">
            <text:p>0,221239</text:p>
          </table:table-cell>
          <table:table-cell office:value-type="float" office:value="0.218612" calcext:value-type="float">
            <text:p>0,218612</text:p>
          </table:table-cell>
          <table:table-cell office:value-type="float" office:value="0.213682" calcext:value-type="float">
            <text:p>0,213682</text:p>
          </table:table-cell>
          <table:table-cell office:value-type="float" office:value="0.186018" calcext:value-type="float">
            <text:p>0,186018</text:p>
          </table:table-cell>
          <table:table-cell office:value-type="float" office:value="0.238951" calcext:value-type="float">
            <text:p>0,238951</text:p>
          </table:table-cell>
          <table:table-cell office:value-type="float" office:value="0.194186" calcext:value-type="float">
            <text:p>0,194186</text:p>
          </table:table-cell>
          <table:table-cell office:value-type="float" office:value="0.146837" calcext:value-type="float">
            <text:p>0,146837</text:p>
          </table:table-cell>
          <table:table-cell/>
          <table:table-cell table:formula="of:=SUM([.A6:.BF6])/COUNT(([.A6:.BF6]))" office:value-type="float" office:value="0.230776517241379" calcext:value-type="float">
            <text:p>0,2307765172</text:p>
          </table:table-cell>
        </table:table-row>
        <table:table-row table:style-name="ro1">
          <table:table-cell office:value-type="float" office:value="0.174207" calcext:value-type="float">
            <text:p>0,174207</text:p>
          </table:table-cell>
          <table:table-cell office:value-type="float" office:value="0.234142" calcext:value-type="float">
            <text:p>0,234142</text:p>
          </table:table-cell>
          <table:table-cell office:value-type="float" office:value="0.164663" calcext:value-type="float">
            <text:p>0,164663</text:p>
          </table:table-cell>
          <table:table-cell office:value-type="float" office:value="0.168812" calcext:value-type="float">
            <text:p>0,168812</text:p>
          </table:table-cell>
          <table:table-cell office:value-type="float" office:value="0.216468" calcext:value-type="float">
            <text:p>0,216468</text:p>
          </table:table-cell>
          <table:table-cell office:value-type="float" office:value="0.169517" calcext:value-type="float">
            <text:p>0,169517</text:p>
          </table:table-cell>
          <table:table-cell office:value-type="float" office:value="0.186078" calcext:value-type="float">
            <text:p>0,186078</text:p>
          </table:table-cell>
          <table:table-cell office:value-type="float" office:value="0.185888" calcext:value-type="float">
            <text:p>0,185888</text:p>
          </table:table-cell>
          <table:table-cell office:value-type="float" office:value="0.198974" calcext:value-type="float">
            <text:p>0,198974</text:p>
          </table:table-cell>
          <table:table-cell office:value-type="float" office:value="0.1755" calcext:value-type="float">
            <text:p>0,1755</text:p>
          </table:table-cell>
          <table:table-cell office:value-type="float" office:value="0.184305" calcext:value-type="float">
            <text:p>0,184305</text:p>
          </table:table-cell>
          <table:table-cell office:value-type="float" office:value="0.211632" calcext:value-type="float">
            <text:p>0,211632</text:p>
          </table:table-cell>
          <table:table-cell office:value-type="float" office:value="0.196973" calcext:value-type="float">
            <text:p>0,196973</text:p>
          </table:table-cell>
          <table:table-cell office:value-type="float" office:value="0.232753" calcext:value-type="float">
            <text:p>0,232753</text:p>
          </table:table-cell>
          <table:table-cell office:value-type="float" office:value="0.160082" calcext:value-type="float">
            <text:p>0,160082</text:p>
          </table:table-cell>
          <table:table-cell office:value-type="float" office:value="0.179769" calcext:value-type="float">
            <text:p>0,179769</text:p>
          </table:table-cell>
          <table:table-cell office:value-type="float" office:value="0.208268" calcext:value-type="float">
            <text:p>0,208268</text:p>
          </table:table-cell>
          <table:table-cell office:value-type="float" office:value="0.192027" calcext:value-type="float">
            <text:p>0,192027</text:p>
          </table:table-cell>
          <table:table-cell office:value-type="float" office:value="0.227713" calcext:value-type="float">
            <text:p>0,227713</text:p>
          </table:table-cell>
          <table:table-cell office:value-type="float" office:value="0.192668" calcext:value-type="float">
            <text:p>0,192668</text:p>
          </table:table-cell>
          <table:table-cell office:value-type="float" office:value="0.199033" calcext:value-type="float">
            <text:p>0,199033</text:p>
          </table:table-cell>
          <table:table-cell office:value-type="float" office:value="0.159136" calcext:value-type="float">
            <text:p>0,159136</text:p>
          </table:table-cell>
          <table:table-cell office:value-type="float" office:value="0.191492" calcext:value-type="float">
            <text:p>0,191492</text:p>
          </table:table-cell>
          <table:table-cell office:value-type="float" office:value="0.174904" calcext:value-type="float">
            <text:p>0,174904</text:p>
          </table:table-cell>
          <table:table-cell office:value-type="float" office:value="0.240168" calcext:value-type="float">
            <text:p>0,240168</text:p>
          </table:table-cell>
          <table:table-cell office:value-type="float" office:value="0.175466" calcext:value-type="float">
            <text:p>0,175466</text:p>
          </table:table-cell>
          <table:table-cell office:value-type="float" office:value="0.173022" calcext:value-type="float">
            <text:p>0,173022</text:p>
          </table:table-cell>
          <table:table-cell office:value-type="float" office:value="0.224787" calcext:value-type="float">
            <text:p>0,224787</text:p>
          </table:table-cell>
          <table:table-cell office:value-type="float" office:value="0.156609" calcext:value-type="float">
            <text:p>0,156609</text:p>
          </table:table-cell>
          <table:table-cell office:value-type="float" office:value="0.175642" calcext:value-type="float">
            <text:p>0,175642</text:p>
          </table:table-cell>
          <table:table-cell office:value-type="float" office:value="0.162608" calcext:value-type="float">
            <text:p>0,162608</text:p>
          </table:table-cell>
          <table:table-cell office:value-type="float" office:value="0.146848" calcext:value-type="float">
            <text:p>0,146848</text:p>
          </table:table-cell>
          <table:table-cell office:value-type="float" office:value="0.193555" calcext:value-type="float">
            <text:p>0,193555</text:p>
          </table:table-cell>
          <table:table-cell office:value-type="float" office:value="0.166029" calcext:value-type="float">
            <text:p>0,166029</text:p>
          </table:table-cell>
          <table:table-cell office:value-type="float" office:value="0.153123" calcext:value-type="float">
            <text:p>0,153123</text:p>
          </table:table-cell>
          <table:table-cell office:value-type="float" office:value="0.185955" calcext:value-type="float">
            <text:p>0,185955</text:p>
          </table:table-cell>
          <table:table-cell office:value-type="float" office:value="0.159672" calcext:value-type="float">
            <text:p>0,159672</text:p>
          </table:table-cell>
          <table:table-cell office:value-type="float" office:value="0.223021" calcext:value-type="float">
            <text:p>0,223021</text:p>
          </table:table-cell>
          <table:table-cell office:value-type="float" office:value="0.167076" calcext:value-type="float">
            <text:p>0,167076</text:p>
          </table:table-cell>
          <table:table-cell office:value-type="float" office:value="0.17375" calcext:value-type="float">
            <text:p>0,17375</text:p>
          </table:table-cell>
          <table:table-cell office:value-type="float" office:value="0.136927" calcext:value-type="float">
            <text:p>0,136927</text:p>
          </table:table-cell>
          <table:table-cell office:value-type="float" office:value="0.189193" calcext:value-type="float">
            <text:p>0,189193</text:p>
          </table:table-cell>
          <table:table-cell office:value-type="float" office:value="0.161181" calcext:value-type="float">
            <text:p>0,161181</text:p>
          </table:table-cell>
          <table:table-cell office:value-type="float" office:value="0.135309" calcext:value-type="float">
            <text:p>0,135309</text:p>
          </table:table-cell>
          <table:table-cell office:value-type="float" office:value="0.133943" calcext:value-type="float">
            <text:p>0,133943</text:p>
          </table:table-cell>
          <table:table-cell office:value-type="float" office:value="0.143151" calcext:value-type="float">
            <text:p>0,143151</text:p>
          </table:table-cell>
          <table:table-cell office:value-type="float" office:value="0.117159" calcext:value-type="float">
            <text:p>0,117159</text:p>
          </table:table-cell>
          <table:table-cell office:value-type="float" office:value="0.175439" calcext:value-type="float">
            <text:p>0,175439</text:p>
          </table:table-cell>
          <table:table-cell office:value-type="float" office:value="0.160809" calcext:value-type="float">
            <text:p>0,160809</text:p>
          </table:table-cell>
          <table:table-cell office:value-type="float" office:value="0.205462" calcext:value-type="float">
            <text:p>0,205462</text:p>
          </table:table-cell>
          <table:table-cell office:value-type="float" office:value="0.176988" calcext:value-type="float">
            <text:p>0,176988</text:p>
          </table:table-cell>
          <table:table-cell office:value-type="float" office:value="0.146626" calcext:value-type="float">
            <text:p>0,146626</text:p>
          </table:table-cell>
          <table:table-cell office:value-type="float" office:value="0.181354" calcext:value-type="float">
            <text:p>0,181354</text:p>
          </table:table-cell>
          <table:table-cell office:value-type="float" office:value="0.155649" calcext:value-type="float">
            <text:p>0,155649</text:p>
          </table:table-cell>
          <table:table-cell office:value-type="float" office:value="0.138872" calcext:value-type="float">
            <text:p>0,138872</text:p>
          </table:table-cell>
          <table:table-cell office:value-type="float" office:value="0.159551" calcext:value-type="float">
            <text:p>0,159551</text:p>
          </table:table-cell>
          <table:table-cell office:value-type="float" office:value="0.159835" calcext:value-type="float">
            <text:p>0,159835</text:p>
          </table:table-cell>
          <table:table-cell office:value-type="float" office:value="0.158394" calcext:value-type="float">
            <text:p>0,158394</text:p>
          </table:table-cell>
          <table:table-cell/>
          <table:table-cell table:formula="of:=SUM([.A7:.BF7])/COUNT(([.A7:.BF7]))" office:value-type="float" office:value="0.177554775862069" calcext:value-type="float">
            <text:p>0,1775547759</text:p>
          </table:table-cell>
        </table:table-row>
        <table:table-row table:style-name="ro1">
          <table:table-cell office:value-type="float" office:value="0.163855" calcext:value-type="float">
            <text:p>0,163855</text:p>
          </table:table-cell>
          <table:table-cell office:value-type="float" office:value="0.146568" calcext:value-type="float">
            <text:p>0,146568</text:p>
          </table:table-cell>
          <table:table-cell office:value-type="float" office:value="0.19273" calcext:value-type="float">
            <text:p>0,19273</text:p>
          </table:table-cell>
          <table:table-cell office:value-type="float" office:value="0.233191" calcext:value-type="float">
            <text:p>0,233191</text:p>
          </table:table-cell>
          <table:table-cell office:value-type="float" office:value="0.167271" calcext:value-type="float">
            <text:p>0,167271</text:p>
          </table:table-cell>
          <table:table-cell office:value-type="float" office:value="0.126751" calcext:value-type="float">
            <text:p>0,126751</text:p>
          </table:table-cell>
          <table:table-cell office:value-type="float" office:value="0.150784" calcext:value-type="float">
            <text:p>0,150784</text:p>
          </table:table-cell>
          <table:table-cell office:value-type="float" office:value="0.177924" calcext:value-type="float">
            <text:p>0,177924</text:p>
          </table:table-cell>
          <table:table-cell office:value-type="float" office:value="0.110224" calcext:value-type="float">
            <text:p>0,110224</text:p>
          </table:table-cell>
          <table:table-cell office:value-type="float" office:value="0.151758" calcext:value-type="float">
            <text:p>0,151758</text:p>
          </table:table-cell>
          <table:table-cell office:value-type="float" office:value="0.200155" calcext:value-type="float">
            <text:p>0,200155</text:p>
          </table:table-cell>
          <table:table-cell office:value-type="float" office:value="0.162194" calcext:value-type="float">
            <text:p>0,162194</text:p>
          </table:table-cell>
          <table:table-cell office:value-type="float" office:value="0.169185" calcext:value-type="float">
            <text:p>0,169185</text:p>
          </table:table-cell>
          <table:table-cell office:value-type="float" office:value="0.160202" calcext:value-type="float">
            <text:p>0,160202</text:p>
          </table:table-cell>
          <table:table-cell office:value-type="float" office:value="0.156869" calcext:value-type="float">
            <text:p>0,156869</text:p>
          </table:table-cell>
          <table:table-cell office:value-type="float" office:value="0.13206" calcext:value-type="float">
            <text:p>0,13206</text:p>
          </table:table-cell>
          <table:table-cell office:value-type="float" office:value="0.15437" calcext:value-type="float">
            <text:p>0,15437</text:p>
          </table:table-cell>
          <table:table-cell office:value-type="float" office:value="0.185591" calcext:value-type="float">
            <text:p>0,185591</text:p>
          </table:table-cell>
          <table:table-cell office:value-type="float" office:value="0.141178" calcext:value-type="float">
            <text:p>0,141178</text:p>
          </table:table-cell>
          <table:table-cell office:value-type="float" office:value="0.167527" calcext:value-type="float">
            <text:p>0,167527</text:p>
          </table:table-cell>
          <table:table-cell office:value-type="float" office:value="0.1157" calcext:value-type="float">
            <text:p>0,1157</text:p>
          </table:table-cell>
          <table:table-cell office:value-type="float" office:value="0.139451" calcext:value-type="float">
            <text:p>0,139451</text:p>
          </table:table-cell>
          <table:table-cell office:value-type="float" office:value="0.136257" calcext:value-type="float">
            <text:p>0,136257</text:p>
          </table:table-cell>
          <table:table-cell office:value-type="float" office:value="0.165593" calcext:value-type="float">
            <text:p>0,165593</text:p>
          </table:table-cell>
          <table:table-cell office:value-type="float" office:value="0.140315" calcext:value-type="float">
            <text:p>0,140315</text:p>
          </table:table-cell>
          <table:table-cell office:value-type="float" office:value="0.163423" calcext:value-type="float">
            <text:p>0,163423</text:p>
          </table:table-cell>
          <table:table-cell office:value-type="float" office:value="0.13525" calcext:value-type="float">
            <text:p>0,13525</text:p>
          </table:table-cell>
          <table:table-cell office:value-type="float" office:value="0.203354" calcext:value-type="float">
            <text:p>0,203354</text:p>
          </table:table-cell>
          <table:table-cell office:value-type="float" office:value="0.133215" calcext:value-type="float">
            <text:p>0,133215</text:p>
          </table:table-cell>
          <table:table-cell office:value-type="float" office:value="0.125143" calcext:value-type="float">
            <text:p>0,125143</text:p>
          </table:table-cell>
          <table:table-cell office:value-type="float" office:value="0.13687" calcext:value-type="float">
            <text:p>0,13687</text:p>
          </table:table-cell>
          <table:table-cell office:value-type="float" office:value="0.166651" calcext:value-type="float">
            <text:p>0,166651</text:p>
          </table:table-cell>
          <table:table-cell office:value-type="float" office:value="0.175111" calcext:value-type="float">
            <text:p>0,175111</text:p>
          </table:table-cell>
          <table:table-cell office:value-type="float" office:value="0.152324" calcext:value-type="float">
            <text:p>0,152324</text:p>
          </table:table-cell>
          <table:table-cell office:value-type="float" office:value="0.143142" calcext:value-type="float">
            <text:p>0,143142</text:p>
          </table:table-cell>
          <table:table-cell office:value-type="float" office:value="0.15497" calcext:value-type="float">
            <text:p>0,15497</text:p>
          </table:table-cell>
          <table:table-cell office:value-type="float" office:value="0.149222" calcext:value-type="float">
            <text:p>0,149222</text:p>
          </table:table-cell>
          <table:table-cell office:value-type="float" office:value="0.164761" calcext:value-type="float">
            <text:p>0,164761</text:p>
          </table:table-cell>
          <table:table-cell office:value-type="float" office:value="0.14972" calcext:value-type="float">
            <text:p>0,14972</text:p>
          </table:table-cell>
          <table:table-cell office:value-type="float" office:value="0.170513" calcext:value-type="float">
            <text:p>0,170513</text:p>
          </table:table-cell>
          <table:table-cell office:value-type="float" office:value="0.177423" calcext:value-type="float">
            <text:p>0,177423</text:p>
          </table:table-cell>
          <table:table-cell office:value-type="float" office:value="0.148147" calcext:value-type="float">
            <text:p>0,148147</text:p>
          </table:table-cell>
          <table:table-cell office:value-type="float" office:value="0.127432" calcext:value-type="float">
            <text:p>0,127432</text:p>
          </table:table-cell>
          <table:table-cell office:value-type="float" office:value="0.151465" calcext:value-type="float">
            <text:p>0,151465</text:p>
          </table:table-cell>
          <table:table-cell office:value-type="float" office:value="0.149962" calcext:value-type="float">
            <text:p>0,149962</text:p>
          </table:table-cell>
          <table:table-cell office:value-type="float" office:value="0.124414" calcext:value-type="float">
            <text:p>0,124414</text:p>
          </table:table-cell>
          <table:table-cell office:value-type="float" office:value="0.265713" calcext:value-type="float">
            <text:p>0,265713</text:p>
          </table:table-cell>
          <table:table-cell office:value-type="float" office:value="0.166294" calcext:value-type="float">
            <text:p>0,166294</text:p>
          </table:table-cell>
          <table:table-cell office:value-type="float" office:value="0.211421" calcext:value-type="float">
            <text:p>0,211421</text:p>
          </table:table-cell>
          <table:table-cell office:value-type="float" office:value="0.125377" calcext:value-type="float">
            <text:p>0,125377</text:p>
          </table:table-cell>
          <table:table-cell office:value-type="float" office:value="0.1378" calcext:value-type="float">
            <text:p>0,1378</text:p>
          </table:table-cell>
          <table:table-cell office:value-type="float" office:value="0.142385" calcext:value-type="float">
            <text:p>0,142385</text:p>
          </table:table-cell>
          <table:table-cell office:value-type="float" office:value="0.179846" calcext:value-type="float">
            <text:p>0,179846</text:p>
          </table:table-cell>
          <table:table-cell office:value-type="float" office:value="0.172415" calcext:value-type="float">
            <text:p>0,172415</text:p>
          </table:table-cell>
          <table:table-cell office:value-type="float" office:value="0.164932" calcext:value-type="float">
            <text:p>0,164932</text:p>
          </table:table-cell>
          <table:table-cell office:value-type="float" office:value="0.152215" calcext:value-type="float">
            <text:p>0,152215</text:p>
          </table:table-cell>
          <table:table-cell office:value-type="float" office:value="0.138978" calcext:value-type="float">
            <text:p>0,138978</text:p>
          </table:table-cell>
          <table:table-cell office:value-type="float" office:value="0.127105" calcext:value-type="float">
            <text:p>0,127105</text:p>
          </table:table-cell>
          <table:table-cell/>
          <table:table-cell table:formula="of:=SUM([.A8:.BF8])/COUNT(([.A8:.BF8]))" office:value-type="float" office:value="0.15749475862069" calcext:value-type="float">
            <text:p>0,1574947586</text:p>
          </table:table-cell>
        </table:table-row>
        <table:table-row table:style-name="ro1">
          <table:table-cell office:value-type="float" office:value="0.183527" calcext:value-type="float">
            <text:p>0,183527</text:p>
          </table:table-cell>
          <table:table-cell office:value-type="float" office:value="0.149038" calcext:value-type="float">
            <text:p>0,149038</text:p>
          </table:table-cell>
          <table:table-cell office:value-type="float" office:value="0.136765" calcext:value-type="float">
            <text:p>0,136765</text:p>
          </table:table-cell>
          <table:table-cell office:value-type="float" office:value="0.146476" calcext:value-type="float">
            <text:p>0,146476</text:p>
          </table:table-cell>
          <table:table-cell office:value-type="float" office:value="0.179193" calcext:value-type="float">
            <text:p>0,179193</text:p>
          </table:table-cell>
          <table:table-cell office:value-type="float" office:value="0.148415" calcext:value-type="float">
            <text:p>0,148415</text:p>
          </table:table-cell>
          <table:table-cell office:value-type="float" office:value="0.155642" calcext:value-type="float">
            <text:p>0,155642</text:p>
          </table:table-cell>
          <table:table-cell office:value-type="float" office:value="0.132098" calcext:value-type="float">
            <text:p>0,132098</text:p>
          </table:table-cell>
          <table:table-cell office:value-type="float" office:value="0.114863" calcext:value-type="float">
            <text:p>0,114863</text:p>
          </table:table-cell>
          <table:table-cell office:value-type="float" office:value="0.166767" calcext:value-type="float">
            <text:p>0,166767</text:p>
          </table:table-cell>
          <table:table-cell office:value-type="float" office:value="0.161012" calcext:value-type="float">
            <text:p>0,161012</text:p>
          </table:table-cell>
          <table:table-cell office:value-type="float" office:value="0.180847" calcext:value-type="float">
            <text:p>0,180847</text:p>
          </table:table-cell>
          <table:table-cell office:value-type="float" office:value="0.144613" calcext:value-type="float">
            <text:p>0,144613</text:p>
          </table:table-cell>
          <table:table-cell office:value-type="float" office:value="0.150646" calcext:value-type="float">
            <text:p>0,150646</text:p>
          </table:table-cell>
          <table:table-cell office:value-type="float" office:value="0.147999" calcext:value-type="float">
            <text:p>0,147999</text:p>
          </table:table-cell>
          <table:table-cell office:value-type="float" office:value="0.145432" calcext:value-type="float">
            <text:p>0,145432</text:p>
          </table:table-cell>
          <table:table-cell office:value-type="float" office:value="0.130428" calcext:value-type="float">
            <text:p>0,130428</text:p>
          </table:table-cell>
          <table:table-cell office:value-type="float" office:value="0.114818" calcext:value-type="float">
            <text:p>0,114818</text:p>
          </table:table-cell>
          <table:table-cell office:value-type="float" office:value="0.135967" calcext:value-type="float">
            <text:p>0,135967</text:p>
          </table:table-cell>
          <table:table-cell office:value-type="float" office:value="0.127472" calcext:value-type="float">
            <text:p>0,127472</text:p>
          </table:table-cell>
          <table:table-cell office:value-type="float" office:value="0.101097" calcext:value-type="float">
            <text:p>0,101097</text:p>
          </table:table-cell>
          <table:table-cell office:value-type="float" office:value="0.110826" calcext:value-type="float">
            <text:p>0,110826</text:p>
          </table:table-cell>
          <table:table-cell office:value-type="float" office:value="0.148239" calcext:value-type="float">
            <text:p>0,148239</text:p>
          </table:table-cell>
          <table:table-cell office:value-type="float" office:value="0.137942" calcext:value-type="float">
            <text:p>0,137942</text:p>
          </table:table-cell>
          <table:table-cell office:value-type="float" office:value="0.145571" calcext:value-type="float">
            <text:p>0,145571</text:p>
          </table:table-cell>
          <table:table-cell office:value-type="float" office:value="0.148209" calcext:value-type="float">
            <text:p>0,148209</text:p>
          </table:table-cell>
          <table:table-cell office:value-type="float" office:value="0.119373" calcext:value-type="float">
            <text:p>0,119373</text:p>
          </table:table-cell>
          <table:table-cell office:value-type="float" office:value="0.120437" calcext:value-type="float">
            <text:p>0,120437</text:p>
          </table:table-cell>
          <table:table-cell office:value-type="float" office:value="0.17624" calcext:value-type="float">
            <text:p>0,17624</text:p>
          </table:table-cell>
          <table:table-cell office:value-type="float" office:value="0.147084" calcext:value-type="float">
            <text:p>0,147084</text:p>
          </table:table-cell>
          <table:table-cell office:value-type="float" office:value="0.120441" calcext:value-type="float">
            <text:p>0,120441</text:p>
          </table:table-cell>
          <table:table-cell office:value-type="float" office:value="0.116842" calcext:value-type="float">
            <text:p>0,116842</text:p>
          </table:table-cell>
          <table:table-cell office:value-type="float" office:value="0.15564" calcext:value-type="float">
            <text:p>0,15564</text:p>
          </table:table-cell>
          <table:table-cell office:value-type="float" office:value="0.142212" calcext:value-type="float">
            <text:p>0,142212</text:p>
          </table:table-cell>
          <table:table-cell office:value-type="float" office:value="0.103538" calcext:value-type="float">
            <text:p>0,103538</text:p>
          </table:table-cell>
          <table:table-cell office:value-type="float" office:value="0.10147" calcext:value-type="float">
            <text:p>0,10147</text:p>
          </table:table-cell>
          <table:table-cell office:value-type="float" office:value="0.127307" calcext:value-type="float">
            <text:p>0,127307</text:p>
          </table:table-cell>
          <table:table-cell office:value-type="float" office:value="0.16118" calcext:value-type="float">
            <text:p>0,16118</text:p>
          </table:table-cell>
          <table:table-cell office:value-type="float" office:value="0.135534" calcext:value-type="float">
            <text:p>0,135534</text:p>
          </table:table-cell>
          <table:table-cell office:value-type="float" office:value="0.145831" calcext:value-type="float">
            <text:p>0,145831</text:p>
          </table:table-cell>
          <table:table-cell office:value-type="float" office:value="0.157075" calcext:value-type="float">
            <text:p>0,157075</text:p>
          </table:table-cell>
          <table:table-cell office:value-type="float" office:value="0.119625" calcext:value-type="float">
            <text:p>0,119625</text:p>
          </table:table-cell>
          <table:table-cell office:value-type="float" office:value="0.12924" calcext:value-type="float">
            <text:p>0,12924</text:p>
          </table:table-cell>
          <table:table-cell office:value-type="float" office:value="0.114438" calcext:value-type="float">
            <text:p>0,114438</text:p>
          </table:table-cell>
          <table:table-cell office:value-type="float" office:value="0.099054" calcext:value-type="float">
            <text:p>0,099054</text:p>
          </table:table-cell>
          <table:table-cell office:value-type="float" office:value="0.114271" calcext:value-type="float">
            <text:p>0,114271</text:p>
          </table:table-cell>
          <table:table-cell office:value-type="float" office:value="0.125017" calcext:value-type="float">
            <text:p>0,125017</text:p>
          </table:table-cell>
          <table:table-cell office:value-type="float" office:value="0.169461" calcext:value-type="float">
            <text:p>0,169461</text:p>
          </table:table-cell>
          <table:table-cell office:value-type="float" office:value="0.168959" calcext:value-type="float">
            <text:p>0,168959</text:p>
          </table:table-cell>
          <table:table-cell office:value-type="float" office:value="0.159412" calcext:value-type="float">
            <text:p>0,159412</text:p>
          </table:table-cell>
          <table:table-cell office:value-type="float" office:value="0.152876" calcext:value-type="float">
            <text:p>0,152876</text:p>
          </table:table-cell>
          <table:table-cell office:value-type="float" office:value="0.124553" calcext:value-type="float">
            <text:p>0,124553</text:p>
          </table:table-cell>
          <table:table-cell office:value-type="float" office:value="0.11845" calcext:value-type="float">
            <text:p>0,11845</text:p>
          </table:table-cell>
          <table:table-cell office:value-type="float" office:value="0.142657" calcext:value-type="float">
            <text:p>0,142657</text:p>
          </table:table-cell>
          <table:table-cell office:value-type="float" office:value="0.168318" calcext:value-type="float">
            <text:p>0,168318</text:p>
          </table:table-cell>
          <table:table-cell office:value-type="float" office:value="0.141169" calcext:value-type="float">
            <text:p>0,141169</text:p>
          </table:table-cell>
          <table:table-cell office:value-type="float" office:value="0.133692" calcext:value-type="float">
            <text:p>0,133692</text:p>
          </table:table-cell>
          <table:table-cell office:value-type="float" office:value="0.15559" calcext:value-type="float">
            <text:p>0,15559</text:p>
          </table:table-cell>
          <table:table-cell/>
          <table:table-cell table:formula="of:=SUM([.A9:.BF9])/COUNT(([.A9:.BF9]))" office:value-type="float" office:value="0.139842896551724" calcext:value-type="float">
            <text:p>0,1398428966</text:p>
          </table:table-cell>
        </table:table-row>
        <table:table-row table:style-name="ro1">
          <table:table-cell office:value-type="float" office:value="0.130076" calcext:value-type="float">
            <text:p>0,130076</text:p>
          </table:table-cell>
          <table:table-cell office:value-type="float" office:value="0.13456" calcext:value-type="float">
            <text:p>0,13456</text:p>
          </table:table-cell>
          <table:table-cell office:value-type="float" office:value="0.115171" calcext:value-type="float">
            <text:p>0,115171</text:p>
          </table:table-cell>
          <table:table-cell office:value-type="float" office:value="0.111189" calcext:value-type="float">
            <text:p>0,111189</text:p>
          </table:table-cell>
          <table:table-cell office:value-type="float" office:value="0.143413" calcext:value-type="float">
            <text:p>0,143413</text:p>
          </table:table-cell>
          <table:table-cell office:value-type="float" office:value="0.160011" calcext:value-type="float">
            <text:p>0,160011</text:p>
          </table:table-cell>
          <table:table-cell office:value-type="float" office:value="0.115981" calcext:value-type="float">
            <text:p>0,115981</text:p>
          </table:table-cell>
          <table:table-cell office:value-type="float" office:value="0.134032" calcext:value-type="float">
            <text:p>0,134032</text:p>
          </table:table-cell>
          <table:table-cell office:value-type="float" office:value="0.126508" calcext:value-type="float">
            <text:p>0,126508</text:p>
          </table:table-cell>
          <table:table-cell office:value-type="float" office:value="0.174926" calcext:value-type="float">
            <text:p>0,174926</text:p>
          </table:table-cell>
          <table:table-cell office:value-type="float" office:value="0.150784" calcext:value-type="float">
            <text:p>0,150784</text:p>
          </table:table-cell>
          <table:table-cell office:value-type="float" office:value="0.131676" calcext:value-type="float">
            <text:p>0,131676</text:p>
          </table:table-cell>
          <table:table-cell office:value-type="float" office:value="0.136262" calcext:value-type="float">
            <text:p>0,136262</text:p>
          </table:table-cell>
          <table:table-cell office:value-type="float" office:value="0.179912" calcext:value-type="float">
            <text:p>0,179912</text:p>
          </table:table-cell>
          <table:table-cell office:value-type="float" office:value="0.1359" calcext:value-type="float">
            <text:p>0,1359</text:p>
          </table:table-cell>
          <table:table-cell office:value-type="float" office:value="0.133712" calcext:value-type="float">
            <text:p>0,133712</text:p>
          </table:table-cell>
          <table:table-cell office:value-type="float" office:value="0.119049" calcext:value-type="float">
            <text:p>0,119049</text:p>
          </table:table-cell>
          <table:table-cell office:value-type="float" office:value="0.10242" calcext:value-type="float">
            <text:p>0,10242</text:p>
          </table:table-cell>
          <table:table-cell office:value-type="float" office:value="0.145332" calcext:value-type="float">
            <text:p>0,145332</text:p>
          </table:table-cell>
          <table:table-cell office:value-type="float" office:value="0.171494" calcext:value-type="float">
            <text:p>0,171494</text:p>
          </table:table-cell>
          <table:table-cell office:value-type="float" office:value="0.122622" calcext:value-type="float">
            <text:p>0,122622</text:p>
          </table:table-cell>
          <table:table-cell office:value-type="float" office:value="0.137788" calcext:value-type="float">
            <text:p>0,137788</text:p>
          </table:table-cell>
          <table:table-cell office:value-type="float" office:value="0.138662" calcext:value-type="float">
            <text:p>0,138662</text:p>
          </table:table-cell>
          <table:table-cell office:value-type="float" office:value="0.105661" calcext:value-type="float">
            <text:p>0,105661</text:p>
          </table:table-cell>
          <table:table-cell office:value-type="float" office:value="0.161785" calcext:value-type="float">
            <text:p>0,161785</text:p>
          </table:table-cell>
          <table:table-cell office:value-type="float" office:value="0.085589" calcext:value-type="float">
            <text:p>0,085589</text:p>
          </table:table-cell>
          <table:table-cell office:value-type="float" office:value="0.13236" calcext:value-type="float">
            <text:p>0,13236</text:p>
          </table:table-cell>
          <table:table-cell office:value-type="float" office:value="0.120118" calcext:value-type="float">
            <text:p>0,120118</text:p>
          </table:table-cell>
          <table:table-cell office:value-type="float" office:value="0.11021" calcext:value-type="float">
            <text:p>0,11021</text:p>
          </table:table-cell>
          <table:table-cell office:value-type="float" office:value="0.13904" calcext:value-type="float">
            <text:p>0,13904</text:p>
          </table:table-cell>
          <table:table-cell office:value-type="float" office:value="0.110495" calcext:value-type="float">
            <text:p>0,110495</text:p>
          </table:table-cell>
          <table:table-cell office:value-type="float" office:value="0.145284" calcext:value-type="float">
            <text:p>0,145284</text:p>
          </table:table-cell>
          <table:table-cell office:value-type="float" office:value="0.099072" calcext:value-type="float">
            <text:p>0,099072</text:p>
          </table:table-cell>
          <table:table-cell office:value-type="float" office:value="0.125354" calcext:value-type="float">
            <text:p>0,125354</text:p>
          </table:table-cell>
          <table:table-cell office:value-type="float" office:value="0.119444" calcext:value-type="float">
            <text:p>0,119444</text:p>
          </table:table-cell>
          <table:table-cell office:value-type="float" office:value="0.098995" calcext:value-type="float">
            <text:p>0,098995</text:p>
          </table:table-cell>
          <table:table-cell office:value-type="float" office:value="0.104017" calcext:value-type="float">
            <text:p>0,104017</text:p>
          </table:table-cell>
          <table:table-cell office:value-type="float" office:value="0.116785" calcext:value-type="float">
            <text:p>0,116785</text:p>
          </table:table-cell>
          <table:table-cell office:value-type="float" office:value="0.131662" calcext:value-type="float">
            <text:p>0,131662</text:p>
          </table:table-cell>
          <table:table-cell office:value-type="float" office:value="0.126845" calcext:value-type="float">
            <text:p>0,126845</text:p>
          </table:table-cell>
          <table:table-cell office:value-type="float" office:value="0.116933" calcext:value-type="float">
            <text:p>0,116933</text:p>
          </table:table-cell>
          <table:table-cell office:value-type="float" office:value="0.111831" calcext:value-type="float">
            <text:p>0,111831</text:p>
          </table:table-cell>
          <table:table-cell office:value-type="float" office:value="0.156607" calcext:value-type="float">
            <text:p>0,156607</text:p>
          </table:table-cell>
          <table:table-cell office:value-type="float" office:value="0.138873" calcext:value-type="float">
            <text:p>0,138873</text:p>
          </table:table-cell>
          <table:table-cell office:value-type="float" office:value="0.093294" calcext:value-type="float">
            <text:p>0,093294</text:p>
          </table:table-cell>
          <table:table-cell office:value-type="float" office:value="0.116278" calcext:value-type="float">
            <text:p>0,116278</text:p>
          </table:table-cell>
          <table:table-cell office:value-type="float" office:value="0.108332" calcext:value-type="float">
            <text:p>0,108332</text:p>
          </table:table-cell>
          <table:table-cell office:value-type="float" office:value="0.11571" calcext:value-type="float">
            <text:p>0,11571</text:p>
          </table:table-cell>
          <table:table-cell office:value-type="float" office:value="0.147173" calcext:value-type="float">
            <text:p>0,147173</text:p>
          </table:table-cell>
          <table:table-cell office:value-type="float" office:value="0.153662" calcext:value-type="float">
            <text:p>0,153662</text:p>
          </table:table-cell>
          <table:table-cell office:value-type="float" office:value="0.126964" calcext:value-type="float">
            <text:p>0,126964</text:p>
          </table:table-cell>
          <table:table-cell office:value-type="float" office:value="0.095612" calcext:value-type="float">
            <text:p>0,095612</text:p>
          </table:table-cell>
          <table:table-cell office:value-type="float" office:value="0.135436" calcext:value-type="float">
            <text:p>0,135436</text:p>
          </table:table-cell>
          <table:table-cell office:value-type="float" office:value="0.182411" calcext:value-type="float">
            <text:p>0,182411</text:p>
          </table:table-cell>
          <table:table-cell office:value-type="float" office:value="0.131239" calcext:value-type="float">
            <text:p>0,131239</text:p>
          </table:table-cell>
          <table:table-cell office:value-type="float" office:value="0.096766" calcext:value-type="float">
            <text:p>0,096766</text:p>
          </table:table-cell>
          <table:table-cell office:value-type="float" office:value="0.118109" calcext:value-type="float">
            <text:p>0,118109</text:p>
          </table:table-cell>
          <table:table-cell office:value-type="float" office:value="0.114914" calcext:value-type="float">
            <text:p>0,114914</text:p>
          </table:table-cell>
          <table:table-cell/>
          <table:table-cell table:formula="of:=SUM([.A10:.BF10])/COUNT(([.A10:.BF10]))" office:value-type="float" office:value="0.128350689655172" calcext:value-type="float">
            <text:p>0,1283506897</text:p>
          </table:table-cell>
        </table:table-row>
        <table:table-row table:style-name="ro1">
          <table:table-cell office:value-type="float" office:value="0.150654" calcext:value-type="float">
            <text:p>0,150654</text:p>
          </table:table-cell>
          <table:table-cell office:value-type="float" office:value="0.122171" calcext:value-type="float">
            <text:p>0,122171</text:p>
          </table:table-cell>
          <table:table-cell office:value-type="float" office:value="0.116973" calcext:value-type="float">
            <text:p>0,116973</text:p>
          </table:table-cell>
          <table:table-cell office:value-type="float" office:value="0.097958" calcext:value-type="float">
            <text:p>0,097958</text:p>
          </table:table-cell>
          <table:table-cell office:value-type="float" office:value="0.110226" calcext:value-type="float">
            <text:p>0,110226</text:p>
          </table:table-cell>
          <table:table-cell office:value-type="float" office:value="0.122286" calcext:value-type="float">
            <text:p>0,122286</text:p>
          </table:table-cell>
          <table:table-cell office:value-type="float" office:value="0.124718" calcext:value-type="float">
            <text:p>0,124718</text:p>
          </table:table-cell>
          <table:table-cell office:value-type="float" office:value="0.134444" calcext:value-type="float">
            <text:p>0,134444</text:p>
          </table:table-cell>
          <table:table-cell office:value-type="float" office:value="0.135334" calcext:value-type="float">
            <text:p>0,135334</text:p>
          </table:table-cell>
          <table:table-cell office:value-type="float" office:value="0.081807" calcext:value-type="float">
            <text:p>0,081807</text:p>
          </table:table-cell>
          <table:table-cell office:value-type="float" office:value="0.096796" calcext:value-type="float">
            <text:p>0,096796</text:p>
          </table:table-cell>
          <table:table-cell office:value-type="float" office:value="0.134309" calcext:value-type="float">
            <text:p>0,134309</text:p>
          </table:table-cell>
          <table:table-cell office:value-type="float" office:value="0.122577" calcext:value-type="float">
            <text:p>0,122577</text:p>
          </table:table-cell>
          <table:table-cell office:value-type="float" office:value="0.09091" calcext:value-type="float">
            <text:p>0,09091</text:p>
          </table:table-cell>
          <table:table-cell office:value-type="float" office:value="0.153535" calcext:value-type="float">
            <text:p>0,153535</text:p>
          </table:table-cell>
          <table:table-cell office:value-type="float" office:value="0.134456" calcext:value-type="float">
            <text:p>0,134456</text:p>
          </table:table-cell>
          <table:table-cell office:value-type="float" office:value="0.09312" calcext:value-type="float">
            <text:p>0,09312</text:p>
          </table:table-cell>
          <table:table-cell office:value-type="float" office:value="0.128086" calcext:value-type="float">
            <text:p>0,128086</text:p>
          </table:table-cell>
          <table:table-cell office:value-type="float" office:value="0.100113" calcext:value-type="float">
            <text:p>0,100113</text:p>
          </table:table-cell>
          <table:table-cell office:value-type="float" office:value="0.132193" calcext:value-type="float">
            <text:p>0,132193</text:p>
          </table:table-cell>
          <table:table-cell office:value-type="float" office:value="0.12077" calcext:value-type="float">
            <text:p>0,12077</text:p>
          </table:table-cell>
          <table:table-cell office:value-type="float" office:value="0.122238" calcext:value-type="float">
            <text:p>0,122238</text:p>
          </table:table-cell>
          <table:table-cell office:value-type="float" office:value="0.165416" calcext:value-type="float">
            <text:p>0,165416</text:p>
          </table:table-cell>
          <table:table-cell office:value-type="float" office:value="0.088771" calcext:value-type="float">
            <text:p>0,088771</text:p>
          </table:table-cell>
          <table:table-cell office:value-type="float" office:value="0.115064" calcext:value-type="float">
            <text:p>0,115064</text:p>
          </table:table-cell>
          <table:table-cell office:value-type="float" office:value="0.115486" calcext:value-type="float">
            <text:p>0,115486</text:p>
          </table:table-cell>
          <table:table-cell office:value-type="float" office:value="0.144308" calcext:value-type="float">
            <text:p>0,144308</text:p>
          </table:table-cell>
          <table:table-cell office:value-type="float" office:value="0.126424" calcext:value-type="float">
            <text:p>0,126424</text:p>
          </table:table-cell>
          <table:table-cell office:value-type="float" office:value="0.126554" calcext:value-type="float">
            <text:p>0,126554</text:p>
          </table:table-cell>
          <table:table-cell office:value-type="float" office:value="0.141173" calcext:value-type="float">
            <text:p>0,141173</text:p>
          </table:table-cell>
          <table:table-cell office:value-type="float" office:value="0.111931" calcext:value-type="float">
            <text:p>0,111931</text:p>
          </table:table-cell>
          <table:table-cell office:value-type="float" office:value="0.160589" calcext:value-type="float">
            <text:p>0,160589</text:p>
          </table:table-cell>
          <table:table-cell office:value-type="float" office:value="0.129408" calcext:value-type="float">
            <text:p>0,129408</text:p>
          </table:table-cell>
          <table:table-cell office:value-type="float" office:value="0.107604" calcext:value-type="float">
            <text:p>0,107604</text:p>
          </table:table-cell>
          <table:table-cell office:value-type="float" office:value="0.131967" calcext:value-type="float">
            <text:p>0,131967</text:p>
          </table:table-cell>
          <table:table-cell office:value-type="float" office:value="0.097856" calcext:value-type="float">
            <text:p>0,097856</text:p>
          </table:table-cell>
          <table:table-cell office:value-type="float" office:value="0.126474" calcext:value-type="float">
            <text:p>0,126474</text:p>
          </table:table-cell>
          <table:table-cell office:value-type="float" office:value="0.135193" calcext:value-type="float">
            <text:p>0,135193</text:p>
          </table:table-cell>
          <table:table-cell office:value-type="float" office:value="0.139117" calcext:value-type="float">
            <text:p>0,139117</text:p>
          </table:table-cell>
          <table:table-cell office:value-type="float" office:value="0.132355" calcext:value-type="float">
            <text:p>0,132355</text:p>
          </table:table-cell>
          <table:table-cell office:value-type="float" office:value="0.137821" calcext:value-type="float">
            <text:p>0,137821</text:p>
          </table:table-cell>
          <table:table-cell office:value-type="float" office:value="0.10742" calcext:value-type="float">
            <text:p>0,10742</text:p>
          </table:table-cell>
          <table:table-cell office:value-type="float" office:value="0.098158" calcext:value-type="float">
            <text:p>0,098158</text:p>
          </table:table-cell>
          <table:table-cell office:value-type="float" office:value="0.115995" calcext:value-type="float">
            <text:p>0,115995</text:p>
          </table:table-cell>
          <table:table-cell office:value-type="float" office:value="0.143682" calcext:value-type="float">
            <text:p>0,143682</text:p>
          </table:table-cell>
          <table:table-cell office:value-type="float" office:value="0.085921" calcext:value-type="float">
            <text:p>0,085921</text:p>
          </table:table-cell>
          <table:table-cell office:value-type="float" office:value="0.101029" calcext:value-type="float">
            <text:p>0,101029</text:p>
          </table:table-cell>
          <table:table-cell office:value-type="float" office:value="0.099941" calcext:value-type="float">
            <text:p>0,099941</text:p>
          </table:table-cell>
          <table:table-cell office:value-type="float" office:value="0.125038" calcext:value-type="float">
            <text:p>0,125038</text:p>
          </table:table-cell>
          <table:table-cell office:value-type="float" office:value="0.105593" calcext:value-type="float">
            <text:p>0,105593</text:p>
          </table:table-cell>
          <table:table-cell office:value-type="float" office:value="0.103082" calcext:value-type="float">
            <text:p>0,103082</text:p>
          </table:table-cell>
          <table:table-cell office:value-type="float" office:value="0.13535" calcext:value-type="float">
            <text:p>0,13535</text:p>
          </table:table-cell>
          <table:table-cell office:value-type="float" office:value="0.115527" calcext:value-type="float">
            <text:p>0,115527</text:p>
          </table:table-cell>
          <table:table-cell office:value-type="float" office:value="0.094374" calcext:value-type="float">
            <text:p>0,094374</text:p>
          </table:table-cell>
          <table:table-cell office:value-type="float" office:value="0.143517" calcext:value-type="float">
            <text:p>0,143517</text:p>
          </table:table-cell>
          <table:table-cell office:value-type="float" office:value="0.100477" calcext:value-type="float">
            <text:p>0,100477</text:p>
          </table:table-cell>
          <table:table-cell office:value-type="float" office:value="0.077386" calcext:value-type="float">
            <text:p>0,077386</text:p>
          </table:table-cell>
          <table:table-cell office:value-type="float" office:value="0.165837" calcext:value-type="float">
            <text:p>0,165837</text:p>
          </table:table-cell>
          <table:table-cell/>
          <table:table-cell table:formula="of:=SUM([.A11:.BF11])/COUNT(([.A11:.BF11]))" office:value-type="float" office:value="0.120301931034483" calcext:value-type="float">
            <text:p>0,120301931</text:p>
          </table:table-cell>
        </table:table-row>
        <table:table-row table:style-name="ro1">
          <table:table-cell office:value-type="float" office:value="0.127515" calcext:value-type="float">
            <text:p>0,127515</text:p>
          </table:table-cell>
          <table:table-cell office:value-type="float" office:value="0.102537" calcext:value-type="float">
            <text:p>0,102537</text:p>
          </table:table-cell>
          <table:table-cell office:value-type="float" office:value="0.125388" calcext:value-type="float">
            <text:p>0,125388</text:p>
          </table:table-cell>
          <table:table-cell office:value-type="float" office:value="0.122966" calcext:value-type="float">
            <text:p>0,122966</text:p>
          </table:table-cell>
          <table:table-cell office:value-type="float" office:value="0.125908" calcext:value-type="float">
            <text:p>0,125908</text:p>
          </table:table-cell>
          <table:table-cell office:value-type="float" office:value="0.116487" calcext:value-type="float">
            <text:p>0,116487</text:p>
          </table:table-cell>
          <table:table-cell office:value-type="float" office:value="0.101538" calcext:value-type="float">
            <text:p>0,101538</text:p>
          </table:table-cell>
          <table:table-cell office:value-type="float" office:value="0.116041" calcext:value-type="float">
            <text:p>0,116041</text:p>
          </table:table-cell>
          <table:table-cell office:value-type="float" office:value="0.111088" calcext:value-type="float">
            <text:p>0,111088</text:p>
          </table:table-cell>
          <table:table-cell office:value-type="float" office:value="0.092505" calcext:value-type="float">
            <text:p>0,092505</text:p>
          </table:table-cell>
          <table:table-cell office:value-type="float" office:value="0.119874" calcext:value-type="float">
            <text:p>0,119874</text:p>
          </table:table-cell>
          <table:table-cell office:value-type="float" office:value="0.127267" calcext:value-type="float">
            <text:p>0,127267</text:p>
          </table:table-cell>
          <table:table-cell office:value-type="float" office:value="0.169636" calcext:value-type="float">
            <text:p>0,169636</text:p>
          </table:table-cell>
          <table:table-cell office:value-type="float" office:value="0.129294" calcext:value-type="float">
            <text:p>0,129294</text:p>
          </table:table-cell>
          <table:table-cell office:value-type="float" office:value="0.114829" calcext:value-type="float">
            <text:p>0,114829</text:p>
          </table:table-cell>
          <table:table-cell office:value-type="float" office:value="0.135233" calcext:value-type="float">
            <text:p>0,135233</text:p>
          </table:table-cell>
          <table:table-cell office:value-type="float" office:value="0.113104" calcext:value-type="float">
            <text:p>0,113104</text:p>
          </table:table-cell>
          <table:table-cell office:value-type="float" office:value="0.106645" calcext:value-type="float">
            <text:p>0,106645</text:p>
          </table:table-cell>
          <table:table-cell office:value-type="float" office:value="0.116442" calcext:value-type="float">
            <text:p>0,116442</text:p>
          </table:table-cell>
          <table:table-cell office:value-type="float" office:value="0.099913" calcext:value-type="float">
            <text:p>0,099913</text:p>
          </table:table-cell>
          <table:table-cell office:value-type="float" office:value="0.095901" calcext:value-type="float">
            <text:p>0,095901</text:p>
          </table:table-cell>
          <table:table-cell office:value-type="float" office:value="0.111051" calcext:value-type="float">
            <text:p>0,111051</text:p>
          </table:table-cell>
          <table:table-cell office:value-type="float" office:value="0.137149" calcext:value-type="float">
            <text:p>0,137149</text:p>
          </table:table-cell>
          <table:table-cell office:value-type="float" office:value="0.092738" calcext:value-type="float">
            <text:p>0,092738</text:p>
          </table:table-cell>
          <table:table-cell office:value-type="float" office:value="0.083699" calcext:value-type="float">
            <text:p>0,083699</text:p>
          </table:table-cell>
          <table:table-cell office:value-type="float" office:value="0.096077" calcext:value-type="float">
            <text:p>0,096077</text:p>
          </table:table-cell>
          <table:table-cell office:value-type="float" office:value="0.086618" calcext:value-type="float">
            <text:p>0,086618</text:p>
          </table:table-cell>
          <table:table-cell office:value-type="float" office:value="0.124912" calcext:value-type="float">
            <text:p>0,124912</text:p>
          </table:table-cell>
          <table:table-cell office:value-type="float" office:value="0.131952" calcext:value-type="float">
            <text:p>0,131952</text:p>
          </table:table-cell>
          <table:table-cell office:value-type="float" office:value="0.090838" calcext:value-type="float">
            <text:p>0,090838</text:p>
          </table:table-cell>
          <table:table-cell office:value-type="float" office:value="0.110928" calcext:value-type="float">
            <text:p>0,110928</text:p>
          </table:table-cell>
          <table:table-cell office:value-type="float" office:value="0.109499" calcext:value-type="float">
            <text:p>0,109499</text:p>
          </table:table-cell>
          <table:table-cell office:value-type="float" office:value="0.125797" calcext:value-type="float">
            <text:p>0,125797</text:p>
          </table:table-cell>
          <table:table-cell office:value-type="float" office:value="0.094687" calcext:value-type="float">
            <text:p>0,094687</text:p>
          </table:table-cell>
          <table:table-cell office:value-type="float" office:value="0.109997" calcext:value-type="float">
            <text:p>0,109997</text:p>
          </table:table-cell>
          <table:table-cell office:value-type="float" office:value="0.116147" calcext:value-type="float">
            <text:p>0,116147</text:p>
          </table:table-cell>
          <table:table-cell office:value-type="float" office:value="0.126552" calcext:value-type="float">
            <text:p>0,126552</text:p>
          </table:table-cell>
          <table:table-cell office:value-type="float" office:value="0.12302" calcext:value-type="float">
            <text:p>0,12302</text:p>
          </table:table-cell>
          <table:table-cell office:value-type="float" office:value="0.103701" calcext:value-type="float">
            <text:p>0,103701</text:p>
          </table:table-cell>
          <table:table-cell office:value-type="float" office:value="0.151209" calcext:value-type="float">
            <text:p>0,151209</text:p>
          </table:table-cell>
          <table:table-cell office:value-type="float" office:value="0.079428" calcext:value-type="float">
            <text:p>0,079428</text:p>
          </table:table-cell>
          <table:table-cell office:value-type="float" office:value="0.099528" calcext:value-type="float">
            <text:p>0,099528</text:p>
          </table:table-cell>
          <table:table-cell office:value-type="float" office:value="0.118349" calcext:value-type="float">
            <text:p>0,118349</text:p>
          </table:table-cell>
          <table:table-cell office:value-type="float" office:value="0.120151" calcext:value-type="float">
            <text:p>0,120151</text:p>
          </table:table-cell>
          <table:table-cell office:value-type="float" office:value="0.094546" calcext:value-type="float">
            <text:p>0,094546</text:p>
          </table:table-cell>
          <table:table-cell office:value-type="float" office:value="0.085927" calcext:value-type="float">
            <text:p>0,085927</text:p>
          </table:table-cell>
          <table:table-cell office:value-type="float" office:value="0.132051" calcext:value-type="float">
            <text:p>0,132051</text:p>
          </table:table-cell>
          <table:table-cell office:value-type="float" office:value="0.081446" calcext:value-type="float">
            <text:p>0,081446</text:p>
          </table:table-cell>
          <table:table-cell office:value-type="float" office:value="0.152403" calcext:value-type="float">
            <text:p>0,152403</text:p>
          </table:table-cell>
          <table:table-cell office:value-type="float" office:value="0.087614" calcext:value-type="float">
            <text:p>0,087614</text:p>
          </table:table-cell>
          <table:table-cell office:value-type="float" office:value="0.115605" calcext:value-type="float">
            <text:p>0,115605</text:p>
          </table:table-cell>
          <table:table-cell office:value-type="float" office:value="0.129285" calcext:value-type="float">
            <text:p>0,129285</text:p>
          </table:table-cell>
          <table:table-cell office:value-type="float" office:value="0.092518" calcext:value-type="float">
            <text:p>0,092518</text:p>
          </table:table-cell>
          <table:table-cell office:value-type="float" office:value="0.103487" calcext:value-type="float">
            <text:p>0,103487</text:p>
          </table:table-cell>
          <table:table-cell office:value-type="float" office:value="0.095537" calcext:value-type="float">
            <text:p>0,095537</text:p>
          </table:table-cell>
          <table:table-cell office:value-type="float" office:value="0.103938" calcext:value-type="float">
            <text:p>0,103938</text:p>
          </table:table-cell>
          <table:table-cell office:value-type="float" office:value="0.115359" calcext:value-type="float">
            <text:p>0,115359</text:p>
          </table:table-cell>
          <table:table-cell office:value-type="float" office:value="0.087581" calcext:value-type="float">
            <text:p>0,087581</text:p>
          </table:table-cell>
          <table:table-cell/>
          <table:table-cell table:formula="of:=SUM([.A12:.BF12])/COUNT(([.A12:.BF12]))" office:value-type="float" office:value="0.111921293103448" calcext:value-type="float">
            <text:p>0,1119212931</text:p>
          </table:table-cell>
        </table:table-row>
        <table:table-row table:style-name="ro1">
          <table:table-cell office:value-type="float" office:value="0.117153" calcext:value-type="float">
            <text:p>0,117153</text:p>
          </table:table-cell>
          <table:table-cell office:value-type="float" office:value="0.140164" calcext:value-type="float">
            <text:p>0,140164</text:p>
          </table:table-cell>
          <table:table-cell office:value-type="float" office:value="0.126016" calcext:value-type="float">
            <text:p>0,126016</text:p>
          </table:table-cell>
          <table:table-cell office:value-type="float" office:value="0.081708" calcext:value-type="float">
            <text:p>0,081708</text:p>
          </table:table-cell>
          <table:table-cell office:value-type="float" office:value="0.129826" calcext:value-type="float">
            <text:p>0,129826</text:p>
          </table:table-cell>
          <table:table-cell office:value-type="float" office:value="0.128007" calcext:value-type="float">
            <text:p>0,128007</text:p>
          </table:table-cell>
          <table:table-cell office:value-type="float" office:value="0.105821" calcext:value-type="float">
            <text:p>0,105821</text:p>
          </table:table-cell>
          <table:table-cell office:value-type="float" office:value="0.096708" calcext:value-type="float">
            <text:p>0,096708</text:p>
          </table:table-cell>
          <table:table-cell office:value-type="float" office:value="0.097558" calcext:value-type="float">
            <text:p>0,097558</text:p>
          </table:table-cell>
          <table:table-cell office:value-type="float" office:value="0.106327" calcext:value-type="float">
            <text:p>0,106327</text:p>
          </table:table-cell>
          <table:table-cell office:value-type="float" office:value="0.081787" calcext:value-type="float">
            <text:p>0,081787</text:p>
          </table:table-cell>
          <table:table-cell office:value-type="float" office:value="0.141666" calcext:value-type="float">
            <text:p>0,141666</text:p>
          </table:table-cell>
          <table:table-cell office:value-type="float" office:value="0.094312" calcext:value-type="float">
            <text:p>0,094312</text:p>
          </table:table-cell>
          <table:table-cell office:value-type="float" office:value="0.088185" calcext:value-type="float">
            <text:p>0,088185</text:p>
          </table:table-cell>
          <table:table-cell office:value-type="float" office:value="0.109928" calcext:value-type="float">
            <text:p>0,109928</text:p>
          </table:table-cell>
          <table:table-cell office:value-type="float" office:value="0.094106" calcext:value-type="float">
            <text:p>0,094106</text:p>
          </table:table-cell>
          <table:table-cell office:value-type="float" office:value="0.090042" calcext:value-type="float">
            <text:p>0,090042</text:p>
          </table:table-cell>
          <table:table-cell office:value-type="float" office:value="0.118307" calcext:value-type="float">
            <text:p>0,118307</text:p>
          </table:table-cell>
          <table:table-cell office:value-type="float" office:value="0.10192" calcext:value-type="float">
            <text:p>0,10192</text:p>
          </table:table-cell>
          <table:table-cell office:value-type="float" office:value="0.095592" calcext:value-type="float">
            <text:p>0,095592</text:p>
          </table:table-cell>
          <table:table-cell office:value-type="float" office:value="0.098923" calcext:value-type="float">
            <text:p>0,098923</text:p>
          </table:table-cell>
          <table:table-cell office:value-type="float" office:value="0.099353" calcext:value-type="float">
            <text:p>0,099353</text:p>
          </table:table-cell>
          <table:table-cell office:value-type="float" office:value="0.104271" calcext:value-type="float">
            <text:p>0,104271</text:p>
          </table:table-cell>
          <table:table-cell office:value-type="float" office:value="0.118068" calcext:value-type="float">
            <text:p>0,118068</text:p>
          </table:table-cell>
          <table:table-cell office:value-type="float" office:value="0.130855" calcext:value-type="float">
            <text:p>0,130855</text:p>
          </table:table-cell>
          <table:table-cell office:value-type="float" office:value="0.126551" calcext:value-type="float">
            <text:p>0,126551</text:p>
          </table:table-cell>
          <table:table-cell office:value-type="float" office:value="0.099355" calcext:value-type="float">
            <text:p>0,099355</text:p>
          </table:table-cell>
          <table:table-cell office:value-type="float" office:value="0.128582" calcext:value-type="float">
            <text:p>0,128582</text:p>
          </table:table-cell>
          <table:table-cell office:value-type="float" office:value="0.084962" calcext:value-type="float">
            <text:p>0,084962</text:p>
          </table:table-cell>
          <table:table-cell office:value-type="float" office:value="0.097565" calcext:value-type="float">
            <text:p>0,097565</text:p>
          </table:table-cell>
          <table:table-cell office:value-type="float" office:value="0.086323" calcext:value-type="float">
            <text:p>0,086323</text:p>
          </table:table-cell>
          <table:table-cell office:value-type="float" office:value="0.121204" calcext:value-type="float">
            <text:p>0,121204</text:p>
          </table:table-cell>
          <table:table-cell office:value-type="float" office:value="0.101924" calcext:value-type="float">
            <text:p>0,101924</text:p>
          </table:table-cell>
          <table:table-cell office:value-type="float" office:value="0.112392" calcext:value-type="float">
            <text:p>0,112392</text:p>
          </table:table-cell>
          <table:table-cell office:value-type="float" office:value="0.110378" calcext:value-type="float">
            <text:p>0,110378</text:p>
          </table:table-cell>
          <table:table-cell office:value-type="float" office:value="0.079413" calcext:value-type="float">
            <text:p>0,079413</text:p>
          </table:table-cell>
          <table:table-cell office:value-type="float" office:value="0.099842" calcext:value-type="float">
            <text:p>0,099842</text:p>
          </table:table-cell>
          <table:table-cell office:value-type="float" office:value="0.1115" calcext:value-type="float">
            <text:p>0,1115</text:p>
          </table:table-cell>
          <table:table-cell office:value-type="float" office:value="0.144004" calcext:value-type="float">
            <text:p>0,144004</text:p>
          </table:table-cell>
          <table:table-cell office:value-type="float" office:value="0.091089" calcext:value-type="float">
            <text:p>0,091089</text:p>
          </table:table-cell>
          <table:table-cell office:value-type="float" office:value="0.10394" calcext:value-type="float">
            <text:p>0,10394</text:p>
          </table:table-cell>
          <table:table-cell office:value-type="float" office:value="0.092658" calcext:value-type="float">
            <text:p>0,092658</text:p>
          </table:table-cell>
          <table:table-cell office:value-type="float" office:value="0.105324" calcext:value-type="float">
            <text:p>0,105324</text:p>
          </table:table-cell>
          <table:table-cell office:value-type="float" office:value="0.095921" calcext:value-type="float">
            <text:p>0,095921</text:p>
          </table:table-cell>
          <table:table-cell office:value-type="float" office:value="0.078447" calcext:value-type="float">
            <text:p>0,078447</text:p>
          </table:table-cell>
          <table:table-cell office:value-type="float" office:value="0.071348" calcext:value-type="float">
            <text:p>0,071348</text:p>
          </table:table-cell>
          <table:table-cell office:value-type="float" office:value="0.115944" calcext:value-type="float">
            <text:p>0,115944</text:p>
          </table:table-cell>
          <table:table-cell office:value-type="float" office:value="0.094107" calcext:value-type="float">
            <text:p>0,094107</text:p>
          </table:table-cell>
          <table:table-cell office:value-type="float" office:value="0.115678" calcext:value-type="float">
            <text:p>0,115678</text:p>
          </table:table-cell>
          <table:table-cell office:value-type="float" office:value="0.087489" calcext:value-type="float">
            <text:p>0,087489</text:p>
          </table:table-cell>
          <table:table-cell office:value-type="float" office:value="0.099197" calcext:value-type="float">
            <text:p>0,099197</text:p>
          </table:table-cell>
          <table:table-cell office:value-type="float" office:value="0.108749" calcext:value-type="float">
            <text:p>0,108749</text:p>
          </table:table-cell>
          <table:table-cell office:value-type="float" office:value="0.102863" calcext:value-type="float">
            <text:p>0,102863</text:p>
          </table:table-cell>
          <table:table-cell office:value-type="float" office:value="0.092778" calcext:value-type="float">
            <text:p>0,092778</text:p>
          </table:table-cell>
          <table:table-cell office:value-type="float" office:value="0.078457" calcext:value-type="float">
            <text:p>0,078457</text:p>
          </table:table-cell>
          <table:table-cell office:value-type="float" office:value="0.137933" calcext:value-type="float">
            <text:p>0,137933</text:p>
          </table:table-cell>
          <table:table-cell office:value-type="float" office:value="0.093979" calcext:value-type="float">
            <text:p>0,093979</text:p>
          </table:table-cell>
          <table:table-cell office:value-type="float" office:value="0.080133" calcext:value-type="float">
            <text:p>0,080133</text:p>
          </table:table-cell>
          <table:table-cell/>
          <table:table-cell table:formula="of:=SUM([.A13:.BF13])/COUNT(([.A13:.BF13]))" office:value-type="float" office:value="0.104252275862069" calcext:value-type="float">
            <text:p>0,10425227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2:14:26.500186108</dc:date>
    <dc:creator>Kai Ulrich</dc:creator>
    <meta:editing-duration>PT8M12S</meta:editing-duration>
    <meta:editing-cycles>1</meta:editing-cycles>
    <meta:document-statistic meta:table-count="1" meta:cell-count="767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6.268cm" svg:y="0.316cm" chart:style-name="ch2">
          <text:p>Looses by Epics</text:p>
        </chart:title>
        <chart:legend chart:legend-position="end" svg:x="13.079cm" svg:y="4.203cm" style:legend-expansion="high" chart:style-name="ch3"/>
        <chart:plot-area chart:style-name="ch4" table:cell-range-address="test.BH1:test.BH13" svg:x="1.33cm" svg:y="1.301cm" svg:width="11.43cm" svg:height="6.543cm">
          <chartooo:coordinate-region svg:x="2.057cm" svg:y="1.501cm" svg:width="10.516cm" svg:height="5.696cm"/>
          <chart:axis chart:dimension="x" chart:name="primary-x" chart:style-name="ch5">
            <chart:title svg:x="6.591cm" svg:y="8.024cm" chart:style-name="ch6">
              <text:p>Epics</text:p>
            </chart:title>
          </chart:axis>
          <chart:axis chart:dimension="y" chart:name="primary-y" chart:style-name="ch5">
            <chart:title svg:x="0.451cm" svg:y="5.158cm" chart:style-name="ch7">
              <text:p>Looses</text:p>
            </chart:title>
            <chart:grid chart:style-name="ch8" chart:class="major"/>
          </chart:axis>
          <chart:series chart:style-name="ch9" chart:values-cell-range-address="test.BH1:test.BH13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2949413793103">
                <text:p>0.972949413793103</text:p>
                <draw:g>
                  <svg:desc>test.BH1:test.B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9253758620689">
                <text:p>0.709253758620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3116827586207">
                <text:p>0.613116827586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199925862069">
                <text:p>0.4819992586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2809551724138">
                <text:p>0.332809551724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0776517241379">
                <text:p>0.230776517241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554775862069">
                <text:p>0.1775547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749475862069">
                <text:p>0.15749475862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9842896551724">
                <text:p>0.139842896551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8350689655172">
                <text:p>0.128350689655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0301931034483">
                <text:p>0.120301931034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1921293103448">
                <text:p>0.111921293103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4252275862069">
                <text:p>0.104252275862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